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300000514AC48A63307D617C2.jpg" manifest:media-type="image/jpeg"/>
  <manifest:file-entry manifest:full-path="Pictures/100000000000028A00000340D00CBFDF9566622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DejaVu Sans" svg:font-family="'DejaVu Sans'"/>
    <style:font-face style:name="MS Mincho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S Mincho1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4f4f4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e_20_sense_20_emplenament_20_ni_20_línia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26cm" svg:stroke-color="#0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71cm" svg:stroke-color="#43729d" draw:stroke-linejoin="round" svg:stroke-linecap="butt" draw:fill="solid" draw:fill-color="#e7e6e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8" style:family="graphic" style:parent-style-name="standard">
      <style:graphic-properties draw:stroke="solid" svg:stroke-width="0.071cm" svg:stroke-color="#43729d" draw:stroke-linejoin="round" svg:stroke-linecap="butt" draw:fill="solid" draw:fill-color="#5b9bd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18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71cm" draw:stroke-linejoin="miter" svg:stroke-linecap="butt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44cm" svg:stroke-color="#c00000" draw:marker-start="msArrowEnd_20_5" draw:marker-start-width="0.21cm" draw:marker-start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044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44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44cm" svg:stroke-color="#2e75b6" draw:stroke-linejoin="round" draw:fill="solid" draw:fill-color="#c5e0b4" draw:textarea-vertical-align="top" draw:auto-grow-height="fals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21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0.897cm" fo:min-width="15.349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43729d" draw:stroke-linejoin="round" svg:stroke-linecap="butt" draw:fill="solid" draw:fill-color="#deebf7" draw:textarea-vertical-align="top" draw:auto-grow-height="false" fo:min-height="1.241cm" fo:min-width="1.531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3729d" draw:stroke-linejoin="round" svg:stroke-linecap="butt" draw:fill="solid" draw:fill-color="#c5e0b4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68cm" fo:padding-top="0.125cm" fo:padding-bottom="0.125cm" fo:padding-left="0.25cm" fo:padding-right="0.25cm" fo:wrap-option="wrap"/>
    </style:style>
    <style:style style:name="gr2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2.169cm" fo:padding-top="0.125cm" fo:padding-bottom="0.125cm" fo:padding-left="0.25cm" fo:padding-right="0.25cm" fo:wrap-option="wrap"/>
      <style:paragraph-properties style:writing-mode="lr-tb"/>
    </style:style>
    <style:style style:name="gr28" style:family="graphic" style:parent-style-name="standard">
      <style:graphic-properties draw:stroke="solid" svg:stroke-width="0.071cm" svg:stroke-color="#43729d" draw:stroke-linejoin="round" svg:stroke-linecap="butt" draw:fill="solid" draw:fill-color="#ffffa6" draw:textarea-vertical-align="top" draw:auto-grow-height="false" fo:min-height="1.241cm" fo:min-width="1.482cm" fo:padding-top="0.125cm" fo:padding-bottom="0.125cm" fo:padding-left="0.25cm" fo:padding-right="0.25cm" fo:wrap-option="wrap"/>
    </style:style>
    <style:style style:name="gr29" style:family="graphic" style:parent-style-name="standard">
      <style:graphic-properties draw:stroke="solid" svg:stroke-width="0.071cm" svg:stroke-color="#43729d" draw:stroke-linejoin="round" svg:stroke-linecap="butt" draw:fill="solid" draw:fill-color="#e8a202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71cm" svg:stroke-color="#43729d" draw:stroke-linejoin="round" svg:stroke-linecap="butt" draw:fill="solid" draw:fill-color="#dddddd" draw:textarea-vertical-align="top" draw:auto-grow-height="false" fo:min-height="0.862cm" fo:min-width="8.119cm" fo:padding-top="0.125cm" fo:padding-bottom="0.125cm" fo:padding-left="0.25cm" fo:padding-right="0.25cm" fo:wrap-option="wrap"/>
    </style:style>
    <style:style style:name="gr3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386cm" fo:min-width="3.817cm" fo:padding-top="0.125cm" fo:padding-bottom="0.125cm" fo:padding-left="0.25cm" fo:padding-right="0.25cm" fo:wrap-option="wrap"/>
      <style:paragraph-properties style:writing-mode="lr-tb"/>
    </style:style>
    <style:style style:name="gr3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619cm" fo:min-width="1.461cm" fo:padding-top="0.125cm" fo:padding-bottom="0.125cm" fo:padding-left="0.25cm" fo:padding-right="0.25cm" fo:wrap-option="wrap"/>
      <style:paragraph-properties style:writing-mode="lr-tb"/>
    </style:style>
    <style:style style:name="gr3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087cm" fo:min-width="1.269cm" fo:padding-top="0.125cm" fo:padding-bottom="0.125cm" fo:padding-left="0.25cm" fo:padding-right="0.25cm" fo:wrap-option="wrap"/>
      <style:paragraph-properties style:writing-mode="lr-tb"/>
    </style:style>
    <style:style style:name="gr3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3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919cm" fo:min-width="1.715cm" fo:padding-top="0.125cm" fo:padding-bottom="0.125cm" fo:padding-left="0.25cm" fo:padding-right="0.25cm" fo:wrap-option="wrap"/>
      <style:paragraph-properties style:writing-mode="lr-tb"/>
    </style:style>
    <style:style style:name="gr3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0" style:family="graphic" style:parent-style-name="standard">
      <style:graphic-properties draw:stroke="solid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1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2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841cm" fo:min-width="1.887cm" fo:padding-top="0.125cm" fo:padding-bottom="0.125cm" fo:padding-left="0.25cm" fo:padding-right="0.25cm" fo:wrap-option="wrap"/>
      <style:paragraph-properties style:writing-mode="lr-tb"/>
    </style:style>
    <style:style style:name="gr43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4" style:family="graphic" style:parent-style-name="standard">
      <style:graphic-properties draw:stroke="dash" draw:stroke-dash="Dashed_20__28_var_29__20_4" svg:stroke-width="0.051cm" svg:stroke-color="#3465a4" draw:marker-end="msArrowEnd_20_5" draw:marker-end-width="0.21cm" draw:marker-end-center="false" draw:stroke-linejoin="round" draw:fill="none" draw:textarea-vertical-align="top" draw:auto-grow-height="false" fo:min-height="0cm" fo:min-width="5.253cm" fo:padding-top="0.125cm" fo:padding-bottom="0.125cm" fo:padding-left="0.25cm" fo:padding-right="0.25cm" fo:wrap-option="wrap"/>
    </style:style>
    <style:style style:name="gr45" style:family="graphic" style:parent-style-name="standard">
      <style:graphic-properties draw:stroke="solid" svg:stroke-width="0.051cm" svg:stroke-color="#3465a4" draw:marker-start="msArrowEnd_20_5" draw:marker-start-width="0.21cm" draw:marker-start-center="false" draw:marker-end="msArrowEnd_20_5" draw:marker-end-width="0.21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46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7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8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49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0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2" style:family="graphic" style:parent-style-name="standard" style:list-style-name="L2">
      <style:graphic-properties draw:stroke="none" svg:stroke-width="0.044cm" draw:fill="none" draw:textarea-vertical-align="top" draw:auto-grow-height="false" draw:fit-to-size="false" style:shrink-to-fit="false" fo:min-height="0.496cm" fo:min-width="1.016cm" fo:padding-top="0.125cm" fo:padding-bottom="0.125cm" fo:padding-left="0.25cm" fo:padding-right="0.25cm" fo:wrap-option="no-wrap"/>
      <style:paragraph-properties style:writing-mode="lr-tb"/>
    </style:style>
    <style:style style:name="gr53" style:family="graphic" style:parent-style-name="standard">
      <style:graphic-properties draw:stroke="dash" draw:stroke-dash="Dashed_20__28_var_29__20_4" svg:stroke-width="0.051cm" svg:stroke-color="#3465a4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4" style:family="graphic" style:parent-style-name="objectwithoutfill">
      <style:graphic-properties svg:stroke-width="0.051cm" draw:marker-start-width="0.276cm" draw:marker-end="msArrowEnd_20_5" draw:marker-end-width="0.28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6" style:family="graphic" style:parent-style-name="objectwithoutfill">
      <style:graphic-properties draw:stroke="dash" draw:stroke-dash="Long_20_Dash" svg:stroke-width="0.051cm" draw:marker-start-width="0.276cm" draw:marker-end="Arrow" draw:marker-end-width="0.276cm" draw:fill="none" draw:textarea-horizontal-align="center" draw:textarea-vertical-align="top" draw:auto-grow-height="false" fo:padding-top="0.15cm" fo:padding-bottom="0.15cm" fo:padding-left="0.275cm" fo:padding-right="0.275cm" fo:wrap-option="wrap"/>
    </style:style>
    <style:style style:name="gr57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8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494cm" fo:min-width="2.223cm" fo:padding-top="0.125cm" fo:padding-bottom="0.125cm" fo:padding-left="0.25cm" fo:padding-right="0.25cm" fo:wrap-option="wrap"/>
      <style:paragraph-properties style:writing-mode="lr-tb"/>
    </style:style>
    <style:style style:name="gr59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5.974cm" fo:min-width="16.648cm" fo:padding-top="0.151cm" fo:padding-bottom="0.151cm" fo:padding-left="0.276cm" fo:padding-right="0.276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86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26cm"/>
      <style:paragraph-properties style:writing-mode="lr-tb"/>
    </style:style>
    <style:style style:name="gr62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11.698cm" fo:min-width="14.648cm" fo:padding-top="0.151cm" fo:padding-bottom="0.151cm" fo:padding-left="0.276cm" fo:padding-right="0.276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821cm"/>
      <style:paragraph-properties style:writing-mode="lr-tb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03cm"/>
      <style:paragraph-properties style:writing-mode="lr-tb"/>
    </style:style>
    <style:style style:name="gr65" style:family="graphic" style:parent-style-name="standard">
      <style:graphic-properties svg:stroke-width="0.053cm" draw:marker-start-width="0.279cm" draw:marker-end-width="0.279cm" draw:fill="none" draw:fill-color="#ffffff" draw:textarea-horizontal-align="justify" draw:textarea-vertical-align="middle" draw:auto-grow-height="false" fo:min-height="8.498cm" fo:min-width="12.648cm" fo:padding-top="0.151cm" fo:padding-bottom="0.151cm" fo:padding-left="0.276cm" fo:padding-right="0.276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65cm" fo:min-width="7.169cm"/>
      <style:paragraph-properties style:writing-mode="lr-tb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941cm" fo:min-width="4.477cm"/>
      <style:paragraph-properties style:writing-mode="lr-tb"/>
    </style:style>
    <style:style style:name="gr68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6.698cm" fo:min-width="10.848cm" fo:padding-top="0.151cm" fo:padding-bottom="0.151cm" fo:padding-left="0.276cm" fo:padding-right="0.276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353cm" fo:min-width="4.621cm"/>
      <style:paragraph-properties style:writing-mode="lr-tb"/>
    </style:style>
    <style:style style:name="gr71" style:family="graphic" style:parent-style-name="standard">
      <style:graphic-properties draw:stroke="dash" draw:stroke-dash="Long_20_Dash" svg:stroke-width="0.053cm" draw:marker-start-width="0.279cm" draw:marker-end-width="0.279cm" draw:fill="none" draw:fill-color="#ffffff" draw:textarea-horizontal-align="justify" draw:textarea-vertical-align="middle" draw:auto-grow-height="false" fo:min-height="3.089cm" fo:min-width="9.248cm" fo:padding-top="0.151cm" fo:padding-bottom="0.151cm" fo:padding-left="0.276cm" fo:padding-right="0.276cm"/>
    </style:style>
    <style:style style:name="gr72" style:family="graphic" style:parent-style-name="standard">
      <style:graphic-properties draw:stroke="none" svg:stroke-width="0.071cm" draw:stroke-linejoin="miter" svg:stroke-linecap="butt" draw:fill="solid" draw:fill-color="#f4f4f4" draw:textarea-vertical-align="top" draw:auto-grow-height="false" fo:min-height="14.722cm" fo:min-width="23.701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none" svg:stroke-width="0.071cm" draw:stroke-linejoin="miter" svg:stroke-linecap="butt" draw:fill="solid" draw:fill-color="#f4f4f4" draw:opacity="62%" draw:textarea-vertical-align="top" draw:auto-grow-height="false" fo:min-height="13.522cm" fo:min-width="24.51cm" fo:padding-top="0.125cm" fo:padding-bottom="0.125cm" fo:padding-left="0.25cm" fo:padding-right="0.25cm" fo:wrap-option="wrap"/>
    </style:style>
    <style:style style:name="gr74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4.401cm" fo:padding-top="0.125cm" fo:padding-bottom="0.125cm" fo:padding-left="0.25cm" fo:padding-right="0.25cm" fo:wrap-option="wrap"/>
      <style:paragraph-properties style:writing-mode="lr-tb"/>
    </style:style>
    <style:style style:name="gr75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.227cm" fo:min-width="5.197cm" fo:padding-top="0.125cm" fo:padding-bottom="0.125cm" fo:padding-left="0.25cm" fo:padding-right="0.25cm" fo:wrap-option="wrap"/>
      <style:paragraph-properties style:writing-mode="lr-tb"/>
    </style:style>
    <style:style style:name="gr7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0.541cm" fo:min-width="3.701cm" fo:padding-top="0.125cm" fo:padding-bottom="0.125cm" fo:padding-left="0.25cm" fo:padding-right="0.25cm" fo:wrap-option="wrap"/>
      <style:paragraph-properties style:writing-mode="lr-tb"/>
    </style:style>
    <style:style style:name="gr7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95cm" fo:min-width="5.031cm" fo:padding-top="0.125cm" fo:padding-bottom="0.125cm" fo:padding-left="0.25cm" fo:padding-right="0.25cm" fo:wrap-option="wrap"/>
      <style:paragraph-properties style:writing-mode="lr-tb"/>
    </style:style>
    <style:style style:name="gr7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501cm" fo:padding-top="0.125cm" fo:padding-bottom="0.125cm" fo:padding-left="0.25cm" fo:padding-right="0.25cm" fo:wrap-option="wrap"/>
      <style:paragraph-properties style:writing-mode="lr-tb"/>
    </style:style>
    <style:style style:name="gr7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3.553cm" fo:padding-top="0.125cm" fo:padding-bottom="0.125cm" fo:padding-left="0.25cm" fo:padding-right="0.25cm" fo:wrap-option="wrap"/>
      <style:paragraph-properties style:writing-mode="lr-tb"/>
    </style:style>
    <style:style style:name="gr8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48cm" fo:min-width="3.887cm" fo:padding-top="0.125cm" fo:padding-bottom="0.125cm" fo:padding-left="0.25cm" fo:padding-right="0.25cm" fo:wrap-option="wrap"/>
      <style:paragraph-properties style:writing-mode="lr-tb"/>
    </style:style>
    <style:style style:name="gr8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901cm" fo:padding-top="0.125cm" fo:padding-bottom="0.125cm" fo:padding-left="0.25cm" fo:padding-right="0.25cm" fo:wrap-option="wrap"/>
      <style:paragraph-properties style:writing-mode="lr-tb"/>
    </style:style>
    <style:style style:name="gr8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3.101cm" fo:padding-top="0.125cm" fo:padding-bottom="0.125cm" fo:padding-left="0.25cm" fo:padding-right="0.25cm" fo:wrap-option="wrap"/>
      <style:paragraph-properties style:writing-mode="lr-tb"/>
    </style:style>
    <style:style style:name="gr8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4.567cm" fo:padding-top="0.125cm" fo:padding-bottom="0.125cm" fo:padding-left="0.25cm" fo:padding-right="0.25cm" fo:wrap-option="wrap"/>
      <style:paragraph-properties style:writing-mode="lr-tb"/>
    </style:style>
    <style:style style:name="gr8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5.038cm" fo:padding-top="0.125cm" fo:padding-bottom="0.125cm" fo:padding-left="0.25cm" fo:padding-right="0.25cm" fo:wrap-option="wrap"/>
      <style:paragraph-properties style:writing-mode="lr-tb"/>
    </style:style>
    <style:style style:name="gr8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055cm" fo:min-width="3.011cm" fo:padding-top="0.125cm" fo:padding-bottom="0.125cm" fo:padding-left="0.25cm" fo:padding-right="0.25cm" fo:wrap-option="wrap"/>
      <style:paragraph-properties style:writing-mode="lr-tb"/>
    </style:style>
    <style:style style:name="gr8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301cm" fo:padding-top="0.125cm" fo:padding-bottom="0.125cm" fo:padding-left="0.25cm" fo:padding-right="0.25cm" fo:wrap-option="wrap"/>
      <style:paragraph-properties style:writing-mode="lr-tb"/>
    </style:style>
    <style:style style:name="gr87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none" svg:stroke-width="0cm" draw:marker-end="msArrowStealth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none" svg:stroke-width="0cm" draw:marker-start="msArrowStealthEnd_20_5" draw:marker-start-width="0.21cm" draw:marker-start-center="false" draw:fill="none" draw:textarea-vertical-align="top" draw:auto-grow-height="false" fo:min-height="0cm" fo:min-width="4.355cm" fo:padding-top="0.125cm" fo:padding-bottom="0.125cm" fo:padding-left="0.25cm" fo:padding-right="0.25cm" fo:wrap-option="wrap"/>
    </style:style>
    <style:style style:name="gr9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4.701cm" fo:padding-top="0.125cm" fo:padding-bottom="0.125cm" fo:padding-left="0.25cm" fo:padding-right="0.25cm" fo:wrap-option="wrap"/>
      <style:paragraph-properties style:writing-mode="lr-tb"/>
    </style:style>
    <style:style style:name="gr9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837cm" fo:min-width="4.892cm" fo:padding-top="0.125cm" fo:padding-bottom="0.125cm" fo:padding-left="0.25cm" fo:padding-right="0.25cm" fo:wrap-option="wrap"/>
      <style:paragraph-properties style:writing-mode="lr-tb"/>
    </style:style>
    <style:style style:name="gr92" style:family="graphic" style:parent-style-name="standard">
      <style:graphic-properties draw:stroke="none" svg:stroke-width="0cm" draw:marker-start="msArrowStealthEnd_20_5" draw:marker-start-width="0.21cm" draw:marker-start-center="false" draw:marker-end="msArrowStealthEnd_20_5" draw:marker-end-width="0.21cm" draw:marker-end-center="false" draw:fill="none" draw:textarea-vertical-align="top" draw:auto-grow-height="false" fo:min-height="0cm" fo:min-width="4.905cm" fo:padding-top="0.125cm" fo:padding-bottom="0.125cm" fo:padding-left="0.25cm" fo:padding-right="0.25cm" fo:wrap-option="wrap"/>
    </style:style>
    <style:style style:name="gr9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469cm" fo:min-width="5.41cm" fo:padding-top="0.125cm" fo:padding-bottom="0.125cm" fo:padding-left="0.25cm" fo:padding-right="0.25cm" fo:wrap-option="wrap"/>
      <style:paragraph-properties style:writing-mode="lr-tb"/>
    </style:style>
    <style:style style:name="gr9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351cm" fo:min-width="4.701cm" fo:padding-top="0.125cm" fo:padding-bottom="0.125cm" fo:padding-left="0.25cm" fo:padding-right="0.25cm" fo:wrap-option="wrap"/>
      <style:paragraph-properties style:writing-mode="lr-tb"/>
    </style:style>
    <style:style style:name="gr9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272cm" fo:min-width="4.438cm" fo:padding-top="0.125cm" fo:padding-bottom="0.125cm" fo:padding-left="0.25cm" fo:padding-right="0.25cm" fo:wrap-option="wrap"/>
      <style:paragraph-properties style:writing-mode="lr-tb"/>
    </style:style>
    <style:style style:name="gr9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03cm" fo:min-width="5.101cm" fo:padding-top="0.125cm" fo:padding-bottom="0.125cm" fo:padding-left="0.25cm" fo:padding-right="0.25cm" fo:wrap-option="wrap"/>
      <style:paragraph-properties style:writing-mode="lr-tb"/>
    </style:style>
    <style:style style:name="gr97" style:family="graphic" style:parent-style-name="objectwithoutfill">
      <style:graphic-properties draw:marker-end="Arrow" draw:marker-end-width="0.2cm" draw:fill="solid" draw:textarea-vertical-align="middle"/>
    </style:style>
    <style:style style:name="gr98" style:family="graphic" style:parent-style-name="objectwithoutfill">
      <style:graphic-properties draw:marker-start="Arrow" draw:marker-end="" draw:marker-end-width="0.2cm" draw:fill="solid" draw:textarea-vertical-align="middle"/>
    </style:style>
    <style:style style:name="gr99" style:family="graphic" style:parent-style-name="objectwithoutfill">
      <style:graphic-properties draw:marker-start="Arrow" draw:marker-end="Arrow" draw:marker-end-width="0.2cm" draw:fill="solid" draw:textarea-vertical-align="middle"/>
    </style:style>
    <style:style style:name="gr100" style:family="graphic" style:parent-style-name="standard">
      <style:graphic-properties draw:stroke="none" svg:stroke-color="#6b5e9b" draw:fill-color="#e8f2a1" draw:textarea-horizontal-align="justify" draw:textarea-vertical-align="middle" draw:auto-grow-height="false" fo:min-height="18.8cm" fo:min-width="1.7cm"/>
    </style:style>
    <style:style style:name="gr10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777cm" fo:min-width="1.901cm" fo:padding-top="0.125cm" fo:padding-bottom="0.125cm" fo:padding-left="0.25cm" fo:padding-right="0.25cm" fo:wrap-option="wrap"/>
      <style:paragraph-properties style:writing-mode="lr-tb"/>
    </style:style>
    <style:style style:name="gr10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01cm" fo:padding-top="0.125cm" fo:padding-bottom="0.125cm" fo:padding-left="0.25cm" fo:padding-right="0.25cm" fo:wrap-option="wrap"/>
      <style:paragraph-properties style:writing-mode="lr-tb"/>
    </style:style>
    <style:style style:name="gr10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301cm" fo:padding-top="0.125cm" fo:padding-bottom="0.125cm" fo:padding-left="0.25cm" fo:padding-right="0.25cm" fo:wrap-option="wrap"/>
      <style:paragraph-properties style:writing-mode="lr-tb"/>
    </style:style>
    <style:style style:name="gr10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701cm" fo:padding-top="0.125cm" fo:padding-bottom="0.125cm" fo:padding-left="0.25cm" fo:padding-right="0.25cm" fo:wrap-option="wrap"/>
      <style:paragraph-properties style:writing-mode="lr-tb"/>
    </style:style>
    <style:style style:name="gr10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1.501cm" fo:padding-top="0.125cm" fo:padding-bottom="0.125cm" fo:padding-left="0.25cm" fo:padding-right="0.25cm" fo:wrap-option="wrap"/>
      <style:paragraph-properties style:writing-mode="lr-tb"/>
    </style:style>
    <style:style style:name="gr10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1cm" fo:min-width="2.101cm" fo:padding-top="0.125cm" fo:padding-bottom="0.125cm" fo:padding-left="0.25cm" fo:padding-right="0.25cm" fo:wrap-option="wrap"/>
      <style:paragraph-properties style:writing-mode="lr-tb"/>
    </style:style>
    <style:style style:name="gr107" style:family="graphic" style:parent-style-name="objectwithoutfill">
      <style:graphic-properties draw:marker-start="Arrow" draw:marker-end="" draw:marker-end-width="0.2cm" svg:stroke-opacity="50%" draw:fill="solid" draw:opacity="100%" draw:textarea-vertical-align="middle"/>
    </style:style>
    <style:style style:name="gr108" style:family="graphic" style:parent-style-name="objectwithoutfill">
      <style:graphic-properties draw:marker-start="Arrow" draw:marker-end="" draw:marker-end-width="0.2cm" svg:stroke-opacity="50%" draw:fill="solid" draw:textarea-vertical-align="middle"/>
    </style:style>
    <style:style style:name="gr10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3.001cm" fo:padding-top="0.125cm" fo:padding-bottom="0.125cm" fo:padding-left="0.25cm" fo:padding-right="0.25cm" fo:wrap-option="wrap"/>
      <style:paragraph-properties style:writing-mode="lr-tb"/>
    </style:style>
    <style:style style:name="gr1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651cm" fo:min-width="2.701cm" fo:padding-top="0.125cm" fo:padding-bottom="0.125cm" fo:padding-left="0.25cm" fo:padding-right="0.25cm" fo:wrap-option="wrap"/>
      <style:paragraph-properties style:writing-mode="lr-tb"/>
    </style:style>
    <style:style style:name="gr11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78cm" fo:min-width="2.201cm" fo:padding-top="0.125cm" fo:padding-bottom="0.125cm" fo:padding-left="0.25cm" fo:padding-right="0.25cm" fo:wrap-option="wrap"/>
      <style:paragraph-properties style:writing-mode="lr-tb"/>
    </style:style>
    <style:style style:name="gr112" style:family="graphic" style:parent-style-name="objectwithoutfill">
      <style:graphic-properties draw:stroke="dash" draw:stroke-dash="Double_20_Dash" draw:marker-start="Arrow" draw:marker-end="" draw:marker-end-width="0.2cm" svg:stroke-opacity="50%" draw:fill="solid" draw:textarea-vertical-align="middle"/>
    </style:style>
    <style:style style:name="gr1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551cm" fo:min-width="1.923cm" fo:padding-top="0.125cm" fo:padding-bottom="0.125cm" fo:padding-left="0.25cm" fo:padding-right="0.25cm" fo:wrap-option="wrap"/>
      <style:paragraph-properties style:writing-mode="lr-tb"/>
    </style:style>
    <style:style style:name="gr1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0.901cm" fo:padding-top="0.125cm" fo:padding-bottom="0.125cm" fo:padding-left="0.25cm" fo:padding-right="0.25cm" fo:wrap-option="wrap"/>
      <style:paragraph-properties style:writing-mode="lr-tb"/>
    </style:style>
    <style:style style:name="gr115" style:family="graphic" style:parent-style-name="standard">
      <style:graphic-properties draw:fill="none" draw:textarea-vertical-align="middle" draw:auto-grow-height="false" fo:min-height="1.742cm" fo:min-width="0cm"/>
    </style:style>
    <style:style style:name="gr116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001cm" fo:padding-top="0.125cm" fo:padding-bottom="0.125cm" fo:padding-left="0.25cm" fo:padding-right="0.25cm" fo:wrap-option="wrap"/>
      <style:paragraph-properties style:writing-mode="lr-tb"/>
    </style:style>
    <style:style style:name="gr1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401cm" fo:padding-top="0.125cm" fo:padding-bottom="0.125cm" fo:padding-left="0.25cm" fo:padding-right="0.25cm" fo:wrap-option="wrap"/>
      <style:paragraph-properties style:writing-mode="lr-tb"/>
    </style:style>
    <style:style style:name="gr1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201cm" fo:padding-top="0.125cm" fo:padding-bottom="0.125cm" fo:padding-left="0.25cm" fo:padding-right="0.25cm" fo:wrap-option="wrap"/>
      <style:paragraph-properties style:writing-mode="lr-tb"/>
    </style:style>
    <style:style style:name="gr1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301cm" fo:padding-top="0.125cm" fo:padding-bottom="0.125cm" fo:padding-left="0.25cm" fo:padding-right="0.25cm" fo:wrap-option="wrap"/>
      <style:paragraph-properties style:writing-mode="lr-tb"/>
    </style:style>
    <style:style style:name="gr12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201cm" fo:padding-top="0.125cm" fo:padding-bottom="0.125cm" fo:padding-left="0.25cm" fo:padding-right="0.25cm" fo:wrap-option="wrap"/>
      <style:paragraph-properties style:writing-mode="lr-tb"/>
    </style:style>
    <style:style style:name="gr1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101cm" fo:padding-top="0.125cm" fo:padding-bottom="0.125cm" fo:padding-left="0.25cm" fo:padding-right="0.25cm" fo:wrap-option="wrap"/>
      <style:paragraph-properties style:writing-mode="lr-tb"/>
    </style:style>
    <style:style style:name="gr12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637cm" fo:padding-top="0.125cm" fo:padding-bottom="0.125cm" fo:padding-left="0.25cm" fo:padding-right="0.25cm" fo:wrap-option="wrap"/>
      <style:paragraph-properties style:writing-mode="lr-tb"/>
    </style:style>
    <style:style style:name="gr12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701cm" fo:padding-top="0.125cm" fo:padding-bottom="0.125cm" fo:padding-left="0.25cm" fo:padding-right="0.25cm" fo:wrap-option="wrap"/>
      <style:paragraph-properties style:writing-mode="lr-tb"/>
    </style:style>
    <style:style style:name="gr12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501cm" fo:padding-top="0.125cm" fo:padding-bottom="0.125cm" fo:padding-left="0.25cm" fo:padding-right="0.25cm" fo:wrap-option="wrap"/>
      <style:paragraph-properties style:writing-mode="lr-tb"/>
    </style:style>
    <style:style style:name="gr12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801cm" fo:padding-top="0.125cm" fo:padding-bottom="0.125cm" fo:padding-left="0.25cm" fo:padding-right="0.25cm" fo:wrap-option="wrap"/>
      <style:paragraph-properties style:writing-mode="lr-tb"/>
    </style:style>
    <style:style style:name="gr126" style:family="graphic" style:parent-style-name="objectwithoutfill">
      <style:graphic-properties draw:stroke="dash" draw:stroke-dash="Long_20_Dot" draw:marker-start="Arrow" draw:marker-end="" draw:marker-end-width="0.2cm" svg:stroke-opacity="50%" draw:fill="solid" draw:textarea-vertical-align="middle"/>
    </style:style>
    <style:style style:name="gr12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2.401cm" fo:padding-top="0.125cm" fo:padding-bottom="0.125cm" fo:padding-left="0.25cm" fo:padding-right="0.25cm" fo:wrap-option="wrap"/>
      <style:paragraph-properties style:writing-mode="lr-tb"/>
    </style:style>
    <style:style style:name="gr12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.951cm" fo:min-width="1.301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2" style:family="paragraph">
      <loext:graphic-properties draw:fill="solid" draw:fill-color="#f4f4f4" draw:opacity="62%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3" style:family="paragraph">
      <loext:graphic-properties draw:fill="solid" draw:fill-color="#e7e6e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top="0cm" fo:margin-bottom="0cm" fo:line-height="100%"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5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6" style:family="paragraph">
      <style:paragraph-properties fo:margin-top="0cm" fo:margin-bottom="0cm" fo:line-height="100%" fo:text-align="start" style:writing-mode="lr-tb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8" style:family="paragraph">
      <loext:graphic-properties draw:fill="solid" draw:fill-color="#5b9bd5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loext:graphic-properties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10" style:family="paragraph">
      <loext:graphic-properties draw:fill="solid" draw:fill-color="#ffffff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4f4f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2" style:family="paragraph">
      <loext:graphic-properties draw:fill="solid" draw:fill-color="#deebf7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3" style:family="paragraph">
      <loext:graphic-properties draw:fill="solid" draw:fill-color="#c5e0b4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14" style:family="paragraph">
      <loext:graphic-properties draw:fill="solid" draw:fill-color="#c5e0b4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5" style:family="paragraph">
      <loext:graphic-properties draw:fill="solid" draw:fill-color="#ffffa6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6" style:family="paragraph">
      <loext:graphic-properties draw:fill="solid" draw:fill-color="#e8a202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7" style:family="paragraph">
      <loext:graphic-properties draw:fill="solid" draw:fill-color="#dddddd"/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18" style:family="paragraph">
      <loext:graphic-properties draw:fill="none"/>
      <style:paragraph-properties fo:text-align="start"/>
      <style:text-properties fo:language="zxx" fo:country="none" style:language-asian="zxx" style:country-asian="none" style:language-complex="zxx" style:country-complex="none"/>
    </style:style>
    <style:style style:name="P19" style:family="paragraph">
      <loext:graphic-properties draw:fill="none" draw:fill-color="#ffffff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0" style:family="paragraph">
      <loext:graphic-properties draw:fill="none" draw:fill-color="#ffffff"/>
      <style:paragraph-properties style:writing-mode="lr-tb"/>
      <style:text-properties fo:language="zxx" fo:country="none" style:language-asian="zxx" style:country-asian="none" style:language-complex="zxx" style:country-complex="none"/>
    </style:style>
    <style:style style:name="P21" style:family="paragraph">
      <loext:graphic-properties draw:fill="none" draw:fill-color="#ffffff"/>
      <style:paragraph-properties style:writing-mode="lr-tb"/>
      <style:text-properties fo:font-size="16pt" fo:language="zxx" fo:country="none" fo:font-style="italic" style:language-asian="zxx" style:country-asian="none" style:language-complex="zxx" style:country-complex="none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P24" style:family="paragraph">
      <loext:graphic-properties draw:fill="none" draw:fill-color="#ffffff"/>
      <style:paragraph-properties style:writing-mode="lr-tb"/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P25" style:family="paragraph">
      <style:paragraph-properties fo:margin-top="0cm" fo:margin-bottom="0cm" fo:line-height="100%" fo:text-align="center" style:writing-mode="lr-tb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style:font-size-asian="24pt" style:language-asian="zxx" style:country-asian="none" style:font-size-complex="24pt" style:language-complex="zxx" style:country-complex="none"/>
    </style:style>
    <style:style style:name="P27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8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4pt" style:language-asian="zxx" style:country-asian="none" style:font-size-complex="24pt" style:language-complex="zxx" style:country-complex="none"/>
    </style:style>
    <style:style style:name="P29" style:family="paragraph">
      <style:paragraph-properties fo:margin-top="0cm" fo:margin-bottom="0cm" fo:line-height="100%" fo:text-align="center" style:writing-mode="lr-tb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0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2pt" fo:language="zxx" fo:country="none" style:font-size-asian="22pt" style:language-asian="zxx" style:country-asian="none" style:font-size-complex="22pt" style:language-complex="zxx" style:country-complex="none"/>
    </style:style>
    <style:style style:name="P31" style:family="paragraph">
      <style:paragraph-properties fo:margin-top="0cm" fo:margin-bottom="0cm" fo:line-height="100%" fo:text-align="center" style:writing-mode="lr-tb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2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0pt" fo:language="zxx" fo:country="none" style:font-size-asian="24pt" style:language-asian="zxx" style:country-asian="none" style:font-size-complex="24pt" style:language-complex="zxx" style:country-complex="none"/>
    </style:style>
    <style:style style:name="P33" style:family="paragraph">
      <style:paragraph-properties fo:margin-top="0cm" fo:margin-bottom="0cm" fo:line-height="100%" fo:text-align="start" style:writing-mode="lr-tb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8pt" fo:language="zxx" fo:country="none" style:font-size-asian="20pt" style:language-asian="zxx" style:country-asian="none" style:font-size-complex="20pt" style:language-complex="zxx" style:country-complex="none"/>
    </style:style>
    <style:style style:name="P35" style:family="paragraph">
      <style:paragraph-properties fo:margin-top="0cm" fo:margin-bottom="0cm" fo:line-height="100%" fo:text-align="center" style:writing-mode="lr-tb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6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18pt" fo:language="zxx" fo:country="none" style:font-size-asian="22pt" style:language-asian="zxx" style:country-asian="none" style:font-size-complex="22pt" style:language-complex="zxx" style:country-complex="none"/>
    </style:style>
    <style:style style:name="P37" style:family="paragraph">
      <loext:graphic-properties draw:fill="solid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38" style:family="paragraph">
      <loext:graphic-properties draw:fill-color="#ffffff"/>
      <style:paragraph-properties style:writing-mode="lr-tb"/>
      <style:text-properties fo:font-size="20pt" fo:language="zxx" fo:country="none" style:language-asian="zxx" style:country-asian="none" style:language-complex="zxx" style:country-complex="none"/>
    </style:style>
    <style:style style:name="P39" style:family="paragraph">
      <loext:graphic-properties draw:fill-color="#e8f2a1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0" style:family="paragraph">
      <style:paragraph-properties fo:margin-top="0cm" fo:margin-bottom="0cm" fo:line-height="100%" fo:text-align="center" style:writing-mode="lr-tb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1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weight="bold" style:font-size-asian="24pt" style:language-asian="zxx" style:country-asian="none" style:font-size-complex="24pt" style:language-complex="zxx" style:country-complex="none"/>
    </style:style>
    <style:style style:name="P42" style:family="paragraph">
      <loext:graphic-properties draw:fill="solid" draw:opacity="100%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3" style:family="paragraph">
      <style:paragraph-properties fo:margin-top="0cm" fo:margin-bottom="0cm" fo:line-height="100%" fo:text-align="center" style:writing-mode="lr-tb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4" style:family="paragraph">
      <loext:graphic-properties draw:fill="none"/>
      <style:paragraph-properties fo:margin-top="0cm" fo:margin-bottom="0cm" fo:line-height="100%" fo:text-align="center" style:writing-mode="lr-tb" style:font-independent-line-spacing="true"/>
      <style:text-properties fo:font-size="24pt" fo:language="zxx" fo:country="none" fo:font-style="italic" style:font-size-asian="24pt" style:language-asian="zxx" style:country-asian="none" style:font-size-complex="24pt" style:language-complex="zxx" style:country-complex="none"/>
    </style:style>
    <style:style style:name="P45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10.5pt" fo:letter-spacing="normal" fo:language="en" fo:country="US" fo:font-style="normal" style:text-underline-style="none" fo:font-weight="normal" style:font-name-asian="DejaVu Sans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Symbol1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-25% 58%" style:font-name="Times New Roman1" fo:font-size="12pt" fo:letter-spacing="normal" fo:language="en" fo:country="US" fo:font-style="normal" style:text-underline-style="none" fo:font-weight="normal" style:font-name-asian="MS Mincho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italic" style:text-underline-style="none" fo:font-weight="normal" style:font-name-asian="MS Mincho" style:font-size-asian="12pt" style:language-asian="zxx" style:country-asian="none" style:font-style-asian="italic" style:font-weight-asian="normal" style:font-name-complex="DejaVu Sans" style:font-size-complex="12pt" style:language-complex="zxx" style:country-complex="none" style:font-style-complex="italic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Symbol1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-25% 58%" style:font-name="Times New Roman1" fo:font-size="11pt" fo:letter-spacing="normal" fo:language="en" fo:country="US" fo:font-style="normal" style:text-underline-style="none" fo:font-weight="normal" style:font-name-asian="MS Mincho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Symbol1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MS Mincho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MS Mincho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-25% 58%" style:font-name="Times New Roman1" fo:font-size="10.5pt" fo:letter-spacing="normal" fo:language="en" fo:country="US" fo:font-style="normal" style:text-underline-style="none" fo:font-weight="normal" style:font-name-asian="MS Mincho" style:font-size-asian="10.5pt" style:language-asian="zxx" style:country-asian="none" style:font-style-asian="normal" style:font-weight-asian="normal" style:font-name-complex="DejaVu Sans" style:font-size-complex="10.5pt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language="en" fo:country="US" fo:font-style="italic" style:text-underline-style="none" fo:font-weight="normal" style:font-name-asian="DejaVu Sans" style:font-size-asian="9pt" style:language-asian="zxx" style:country-asian="none" style:font-style-asian="italic" style:font-weight-asian="normal" style:font-name-complex="DejaVu Sans" style:font-size-complex="9pt" style:language-complex="zxx" style:country-complex="none" style:font-style-complex="italic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-25% 58%" style:font-name="Times New Roman1" fo:font-size="14pt" fo:letter-spacing="normal" fo:language="en" fo:country="US" fo:font-style="italic" style:text-underline-style="none" fo:font-weight="normal" style:font-name-asian="MS Mincho" style:font-size-asian="14pt" style:language-asian="zxx" style:country-asian="none" style:font-style-asian="italic" style:font-weight-asian="normal" style:font-name-complex="DejaVu Sans" style:font-size-complex="14pt" style:language-complex="zxx" style:country-complex="none" style:font-style-complex="italic" style:font-weight-complex="normal"/>
    </style:style>
    <style:style style:name="T21" style:family="text">
      <style:text-properties fo:language="zxx" fo:country="none" style:language-asian="zxx" style:country-asian="none" style:language-complex="zxx" style:country-complex="none"/>
    </style:style>
    <style:style style:name="T22" style:family="text">
      <style:text-properties fo:font-size="16pt" fo:language="zxx" fo:country="none" fo:font-style="italic" style:language-asian="zxx" style:country-asian="none" style:language-complex="zxx" style:country-complex="none"/>
    </style:style>
    <style:style style:name="T23" style:family="text">
      <style:text-properties fo:font-size="15pt" fo:language="zxx" fo:country="none" fo:font-style="italic" style:font-size-asian="16pt" style:language-asian="zxx" style:country-asian="none" style:font-size-complex="16pt" style:language-complex="zxx" style:country-complex="none"/>
    </style:style>
    <style:style style:name="T24" style:family="text">
      <style:text-properties fo:font-size="15pt" fo:language="zxx" fo:country="none" style:font-size-asian="15pt" style:language-asian="zxx" style:country-asian="none" style:font-size-complex="15pt" style:language-complex="zxx" style:country-complex="none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Times New Roman1" fo:font-size="15pt" fo:letter-spacing="normal" fo:language="en" fo:country="US" fo:font-style="normal" style:text-underline-style="none" fo:font-weight="bold" style:font-name-asian="DejaVu Sans" style:font-size-asian="15pt" style:language-asian="zxx" style:country-asian="none" style:font-style-asian="normal" style:font-weight-asian="bold" style:font-name-complex="DejaVu Sans" style:font-size-complex="15pt" style:language-complex="zxx" style:country-complex="none" style:font-style-complex="normal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normal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Times New Roman1" fo:font-size="10.5pt" fo:letter-spacing="normal" fo:language="en" fo:country="US" fo:font-style="italic" style:text-underline-style="none" fo:font-weight="normal" style:font-name-asian="DejaVu Sans" style:font-size-asian="10.5pt" style:language-asian="zxx" style:country-asian="none" style:font-style-asian="italic" style:font-weight-asian="normal" style:font-name-complex="DejaVu Sans" style:font-size-complex="10.5pt" style:language-complex="zxx" style:country-complex="none" style:font-style-complex="italic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Times New Roman1" fo:font-size="13pt" fo:letter-spacing="normal" fo:language="en" fo:country="US" fo:font-style="italic" style:text-underline-style="none" fo:font-weight="bold" style:font-name-asian="DejaVu Sans" style:font-size-asian="13pt" style:language-asian="zxx" style:country-asian="none" style:font-style-asian="italic" style:font-weight-asian="bold" style:font-name-complex="DejaVu Sans" style:font-size-complex="13pt" style:language-complex="zxx" style:country-complex="none" style:font-style-complex="italic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Times New Roman1" fo:font-size="12pt" fo:letter-spacing="normal" fo:language="en" fo:country="US" fo:font-style="normal" style:text-underline-style="none" fo:font-weight="bold" style:font-name-asian="DejaVu Sans" style:font-size-asian="12pt" style:language-asian="zxx" style:country-asian="none" style:font-style-asian="normal" style:font-weight-asian="bold" style:font-name-complex="DejaVu Sans" style:font-size-complex="12pt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normal" style:text-underline-style="none" fo:font-weight="normal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italic" style:font-weight-asian="normal" style:font-name-complex="DejaVu Sans" style:font-size-complex="11pt" style:language-complex="zxx" style:country-complex="none" style:font-style-complex="italic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Times New Roman1" fo:font-size="11pt" fo:letter-spacing="normal" fo:language="en" fo:country="US" fo:font-style="italic" style:text-underline-style="none" fo:font-weight="normal" style:font-name-asian="DejaVu Sans" style:font-size-asian="11pt" style:language-asian="zxx" style:country-asian="none" style:font-style-asian="normal" style:font-weight-asian="normal" style:font-name-complex="DejaVu Sans" style:font-size-complex="11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Imagen 37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1.488cm" svg:x="10.89cm" svg:y="9.9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10.664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5.107cm" svg:y="10.84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11.108cm" svg:y="11.12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2.905cm" svg:y="10.8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163cm" svg:y="12.15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1.963cm" svg:y="12.4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2.961cm" svg:y="12.18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163cm" svg:y="13.8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1.968cm" svg:y="14.14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2.961cm" svg:y="13.88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5.986cm" svg:y="10.61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6.023cm" svg:y="12.07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6.091cm" svg:y="13.92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59cm" svg:height="0.687cm" svg:x="10.828cm" svg:y="15.14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4.095cm" svg:height="0.687cm" svg:x="12.547cm" svg:y="15.18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7" draw:text-style-name="P7" draw:layer="layout" svg:width="1.862cm" svg:height="0.817cm" svg:x="12.477cm" svg:y="11.33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2.477cm" svg:y="12.68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2.619cm" svg:y="14.36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5" draw:text-style-name="P1" draw:layer="layout" svg:width="0.645cm" svg:height="1.146cm" svg:x="11.032cm" svg:y="11.31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2" draw:style-name="gr7" draw:text-style-name="P7" draw:layer="layout" svg:width="1.832cm" svg:height="0.817cm" svg:x="8.89cm" svg:y="10.58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435cm" svg:height="0.817cm" svg:x="15.089cm" svg:y="11.26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5.111cm" svg:y="12.71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4cm" svg:height="0.817cm" svg:x="15.136cm" svg:y="14.37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5" draw:text-style-name="P1" draw:layer="layout" svg:width="2.749cm" svg:height="0.805cm" draw:transform="rotate (-1.5707963267949) translate (11.686cm 11.41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7" draw:style-name="gr6" draw:text-style-name="P5" draw:layer="layout" svg:width="0.685cm" svg:height="0.687cm" svg:x="11.452cm" svg:y="13.09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5.082cm" svg:y="13.15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29">
          <draw:custom-shape draw:name="CustomShape 30" draw:style-name="gr8" draw:text-style-name="P8" draw:layer="layout" svg:width="0.229cm" svg:height="0.515cm" draw:transform="rotate (-1.5707963267949) translate (12.199cm 11.00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1" draw:style-name="gr9" draw:text-style-name="P1" draw:layer="layout" svg:width="0.199cm" svg:height="0.53cm" draw:transform="rotate (-1.5707963267949) translate (12.214cm 11.0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2">
          <draw:custom-shape draw:name="CustomShape 33" draw:style-name="gr8" draw:text-style-name="P8" draw:layer="layout" svg:width="0.229cm" svg:height="0.515cm" draw:transform="rotate (-1.5707963267949) translate (14.587cm 11.01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4" draw:style-name="gr9" draw:text-style-name="P1" draw:layer="layout" svg:width="0.199cm" svg:height="0.53cm" draw:transform="rotate (-1.5707963267949) translate (14.601cm 11.03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5">
          <draw:custom-shape draw:name="CustomShape 36" draw:style-name="gr8" draw:text-style-name="P8" draw:layer="layout" svg:width="0.229cm" svg:height="0.515cm" draw:transform="rotate (-1.5707963267949) translate (14.598cm 12.3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7" draw:style-name="gr9" draw:text-style-name="P1" draw:layer="layout" svg:width="0.199cm" svg:height="0.53cm" draw:transform="rotate (-1.5707963267949) translate (14.613cm 12.3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8">
          <draw:custom-shape draw:name="CustomShape 39" draw:style-name="gr8" draw:text-style-name="P8" draw:layer="layout" svg:width="0.229cm" svg:height="0.515cm" draw:transform="rotate (-1.5707963267949) translate (12.228cm 12.36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draw:transform="rotate (-1.5707963267949) translate (12.242cm 12.38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1">
          <draw:custom-shape draw:name="CustomShape 42" draw:style-name="gr8" draw:text-style-name="P8" draw:layer="layout" svg:width="0.229cm" svg:height="0.515cm" draw:transform="rotate (-1.5707963267949) translate (12.228cm 14.0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9" draw:text-style-name="P1" draw:layer="layout" svg:width="0.199cm" svg:height="0.53cm" draw:transform="rotate (-1.5707963267949) translate (12.242cm 14.07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4">
          <draw:custom-shape draw:name="CustomShape 45" draw:style-name="gr8" draw:text-style-name="P8" draw:layer="layout" svg:width="0.229cm" svg:height="0.515cm" draw:transform="rotate (-1.5707963267949) translate (14.587cm 14.02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6" draw:style-name="gr9" draw:text-style-name="P1" draw:layer="layout" svg:width="0.199cm" svg:height="0.53cm" draw:transform="rotate (-1.5707963267949) translate (14.601cm 14.04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7" draw:style-name="gr7" draw:text-style-name="P7" draw:layer="layout" svg:width="0.753cm" svg:height="0.75cm" svg:x="10.528cm" svg:y="9.155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g draw:name="Group 1">
          <draw:custom-shape draw:name="CustomShape 2" draw:style-name="gr11" draw:text-style-name="P10" draw:layer="layout" svg:width="15.509cm" svg:height="12.611cm" svg:x="3.684cm" svg:y="2.58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g draw:name="Group 3">
            <draw:frame draw:name="Imagen 88" draw:style-name="gr1" draw:text-style-name="P1" draw:layer="layout" svg:width="9.851cm" svg:height="12.611cm" svg:x="3.684cm" svg:y="2.583cm">
              <draw:image xlink:href="Pictures/100000000000028A00000340D00CBFDF9566622B.jpg" xlink:type="simple" xlink:show="embed" xlink:actuate="onLoad" loext:mime-type="image/jpeg">
                <text:p/>
              </draw:image>
            </draw:frame>
            <draw:custom-shape draw:name="CustomShape 4" draw:style-name="gr11" draw:text-style-name="P10" draw:layer="layout" svg:width="10.069cm" svg:height="12.611cm" svg:x="9.142cm" svg:y="2.604cm">
              <text:p/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draw:g>
        </draw:g>
        <draw:custom-shape draw:name="CustomShape 5" draw:style-name="gr3" draw:text-style-name="P1" draw:layer="layout" svg:width="0.001cm" svg:height="7.223cm" svg:x="11.4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3cm" svg:height="0.03cm" svg:x="12.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6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338cm" svg:height="0.687cm" draw:transform="rotate (1.5707963267949) translate (9.2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5" draw:text-style-name="P1" draw:layer="layout" svg:width="0.645cm" svg:height="1.146cm" svg:x="11.56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6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1.982cm" svg:height="0.687cm" draw:transform="rotate (1.5707963267949) translate (9.2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9">
          <draw:custom-shape draw:name="CustomShape 50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1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2" draw:style-name="gr7" draw:text-style-name="P7" draw:layer="layout" svg:width="0.753cm" svg:height="0.75cm" svg:x="11.0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4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7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8">
          <draw:custom-shape draw:name="CustomShape 59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0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1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2">
          <draw:custom-shape draw:name="CustomShape 63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4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5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66">
          <draw:custom-shape draw:name="CustomShape 67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8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9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1.2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1.3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248cm" svg:height="0.278cm" svg:x="11.3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frame draw:name="Imagen 159" draw:style-name="gr1" draw:text-style-name="P1" draw:layer="layout" svg:width="9.067cm" svg:height="13.371cm" svg:x="2.1cm" svg:y="2.5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1" draw:style-name="gr2" draw:text-style-name="P2" draw:layer="layout" svg:width="11.882cm" svg:height="13.771cm" svg:x="7.112cm" svg:y="2.5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1" draw:layer="layout" svg:width="0.001cm" svg:height="7.223cm" svg:x="9.627cm" svg:y="3.51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" draw:style-name="gr4" draw:text-style-name="P3" draw:layer="layout" svg:width="0.443cm" svg:height="0.56cm" svg:x="9.4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4" draw:text-style-name="P3" draw:layer="layout" svg:width="0.443cm" svg:height="0.56cm" svg:x="13.8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5" draw:text-style-name="P1" draw:layer="layout" svg:width="3.982cm" svg:height="0.001cm" svg:x="9.8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" draw:style-name="gr4" draw:text-style-name="P3" draw:layer="layout" svg:width="0.443cm" svg:height="0.56cm" svg:x="11.6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4" draw:text-style-name="P3" draw:layer="layout" svg:width="0.443cm" svg:height="0.56cm" svg:x="13.9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" draw:style-name="gr5" draw:text-style-name="P1" draw:layer="layout" svg:width="3.173cm" svg:height="0.03cm" svg:x="10.7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4" draw:text-style-name="P3" draw:layer="layout" svg:width="0.443cm" svg:height="0.56cm" svg:x="11.6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4" draw:text-style-name="P3" draw:layer="layout" svg:width="0.443cm" svg:height="0.56cm" svg:x="13.9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1" draw:style-name="gr5" draw:text-style-name="P1" draw:layer="layout" svg:width="3.178cm" svg:height="0.017cm" svg:x="10.7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4" draw:text-style-name="P3" draw:layer="layout" svg:width="0.443cm" svg:height="0.56cm" svg:x="11.6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6" draw:text-style-name="P5" draw:layer="layout" svg:width="2.709cm" svg:height="0.687cm" svg:x="14.7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6" draw:text-style-name="P5" draw:layer="layout" svg:width="2.709cm" svg:height="0.687cm" svg:x="14.7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6" draw:text-style-name="P5" draw:layer="layout" svg:width="2.709cm" svg:height="0.687cm" svg:x="14.8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1.338cm" svg:height="0.687cm" draw:transform="rotate (1.5707963267949) translate (7.43cm 7.677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1.59cm" svg:height="0.687cm" svg:x="9.5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4.095cm" svg:height="0.687cm" svg:x="11.2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7" draw:text-style-name="P7" draw:layer="layout" svg:width="1.862cm" svg:height="0.817cm" svg:x="11.2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1.2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1.3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5" draw:text-style-name="P1" draw:layer="layout" svg:width="0.645cm" svg:height="1.146cm" svg:x="9.76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3" draw:style-name="gr7" draw:text-style-name="P7" draw:layer="layout" svg:width="1.832cm" svg:height="0.817cm" svg:x="7.6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7" draw:text-style-name="P7" draw:layer="layout" svg:width="1.435cm" svg:height="0.817cm" svg:x="13.8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3.8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4cm" svg:height="0.817cm" svg:x="13.8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6" draw:text-style-name="P5" draw:layer="layout" svg:width="1.982cm" svg:height="0.687cm" draw:transform="rotate (1.5707963267949) translate (7.404cm 5.216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5" draw:text-style-name="P1" draw:layer="layout" svg:width="2.749cm" svg:height="0.805cm" draw:transform="rotate (-1.5707963267949) translate (10.42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29" draw:style-name="gr6" draw:text-style-name="P5" draw:layer="layout" svg:width="0.685cm" svg:height="0.687cm" svg:x="10.1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6" draw:text-style-name="P5" draw:layer="layout" svg:width="0.685cm" svg:height="0.687cm" svg:x="13.8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1">
          <draw:custom-shape draw:name="CustomShape 32" draw:style-name="gr8" draw:text-style-name="P8" draw:layer="layout" svg:width="0.229cm" svg:height="0.515cm" draw:transform="rotate (-1.5707963267949) translate (10.9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3" draw:style-name="gr9" draw:text-style-name="P1" draw:layer="layout" svg:width="0.199cm" svg:height="0.53cm" draw:transform="rotate (-1.5707963267949) translate (10.9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4">
          <draw:custom-shape draw:name="CustomShape 35" draw:style-name="gr8" draw:text-style-name="P8" draw:layer="layout" svg:width="0.229cm" svg:height="0.515cm" draw:transform="rotate (-1.5707963267949) translate (13.3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draw:transform="rotate (-1.5707963267949) translate (13.338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7">
          <draw:custom-shape draw:name="CustomShape 38" draw:style-name="gr8" draw:text-style-name="P8" draw:layer="layout" svg:width="0.229cm" svg:height="0.515cm" draw:transform="rotate (-1.5707963267949) translate (13.3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9" draw:text-style-name="P1" draw:layer="layout" svg:width="0.199cm" svg:height="0.53cm" draw:transform="rotate (-1.5707963267949) translate (13.35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0">
          <draw:custom-shape draw:name="CustomShape 41" draw:style-name="gr8" draw:text-style-name="P8" draw:layer="layout" svg:width="0.229cm" svg:height="0.515cm" draw:transform="rotate (-1.5707963267949) translate (10.9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9" draw:text-style-name="P1" draw:layer="layout" svg:width="0.199cm" svg:height="0.53cm" draw:transform="rotate (-1.5707963267949) translate (10.979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3">
          <draw:custom-shape draw:name="CustomShape 44" draw:style-name="gr8" draw:text-style-name="P8" draw:layer="layout" svg:width="0.229cm" svg:height="0.515cm" draw:transform="rotate (-1.5707963267949) translate (10.9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5" draw:style-name="gr9" draw:text-style-name="P1" draw:layer="layout" svg:width="0.199cm" svg:height="0.53cm" draw:transform="rotate (-1.5707963267949) translate (10.979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6">
          <draw:custom-shape draw:name="CustomShape 47" draw:style-name="gr8" draw:text-style-name="P8" draw:layer="layout" svg:width="0.229cm" svg:height="0.515cm" draw:transform="rotate (-1.5707963267949) translate (13.3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8" draw:style-name="gr9" draw:text-style-name="P1" draw:layer="layout" svg:width="0.199cm" svg:height="0.53cm" draw:transform="rotate (-1.5707963267949) translate (13.338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9" draw:style-name="gr7" draw:text-style-name="P7" draw:layer="layout" svg:width="0.753cm" svg:height="0.75cm" svg:x="9.265cm" svg:y="2.748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0" draw:style-name="gr4" draw:text-style-name="P3" draw:layer="layout" svg:width="0.248cm" svg:height="0.278cm" svg:x="9.4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1" draw:style-name="gr7" draw:text-style-name="P7" draw:layer="layout" svg:width="1.443cm" svg:height="0.77cm" svg:x="8.071cm" svg:y="5.135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443cm" svg:height="0.77cm" svg:x="8.068cm" svg:y="7.425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53">
          <draw:custom-shape draw:name="CustomShape 54" draw:style-name="gr8" draw:text-style-name="P8" draw:layer="layout" svg:width="0.229cm" svg:height="0.515cm" svg:x="9.512cm" svg:y="6.2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5" draw:style-name="gr9" draw:text-style-name="P1" draw:layer="layout" svg:width="0.199cm" svg:height="0.53cm" svg:x="9.538cm" svg:y="6.23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6" draw:style-name="gr4" draw:text-style-name="P3" draw:layer="layout" svg:width="0.248cm" svg:height="0.278cm" svg:x="9.495cm" svg:y="7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9.5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9.5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0" draw:style-name="gr7" draw:text-style-name="P7" draw:layer="layout" svg:width="1.147cm" svg:height="0.77cm" svg:x="8.1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61">
          <draw:custom-shape draw:name="CustomShape 62" draw:style-name="gr8" draw:text-style-name="P8" draw:layer="layout" svg:width="0.229cm" svg:height="0.515cm" svg:x="9.499cm" svg:y="4.41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3" draw:style-name="gr9" draw:text-style-name="P1" draw:layer="layout" svg:width="0.199cm" svg:height="0.53cm" svg:x="9.525cm" svg:y="4.39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4" draw:style-name="gr4" draw:text-style-name="P3" draw:layer="layout" svg:width="0.248cm" svg:height="0.278cm" svg:x="9.515cm" svg:y="3.97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2" draw:text-style-name="P11" draw:layer="layout" svg:width="16.794cm" svg:height="14.971cm" svg:x="0.4cm" svg:y="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225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2.569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8.507cm" svg:y="3.912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8.082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9.141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3.584cm" svg:y="11.63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9.585cm" svg:y="11.92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1.382cm" svg:y="11.66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3.64cm" svg:y="12.95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0.44cm" svg:y="13.235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1.438cm" svg:y="12.97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3.64cm" svg:y="14.6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0.445cm" svg:y="14.937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1.438cm" svg:y="14.6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4.463cm" svg:y="11.414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4.5cm" svg:y="12.869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4.568cm" svg:y="14.716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9.305cm" svg:y="15.935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1.024cm" svg:y="15.979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0.954cm" svg:y="12.127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0.954cm" svg:y="13.484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1.096cm" svg:y="15.157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9.509cm" svg:y="12.114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6.4cm" svg:y="11.253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3.566cm" svg:y="12.061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13.588cm" svg:y="13.512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13.613cm" svg:y="15.1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0.163cm 12.20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9.929cm" svg:y="13.893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13.559cm" svg:y="13.954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0.676cm 11.80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0.691cm 11.8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13.064cm 11.80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13.079cm 11.83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13.075cm 13.1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13.09cm 13.1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0.705cm 13.1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0.72cm 13.18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0.705cm 14.84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0.72cm 14.8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3.064cm 14.81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3.079cm 14.84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6.978cm" svg:y="5.589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8.22cm" svg:y="7.97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7.022cm" svg:y="4.145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1.38cm" svg:y="4.152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9.863cm" svg:y="7.539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8.402cm" svg:y="5.87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8.399cm" svg:y="6.39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8.425cm" svg:y="6.38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8.406cm" svg:y="4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8.432cm" svg:y="4.894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8.399cm" svg:y="4.3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9.411cm" svg:y="9.332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8.415cm" svg:y="6.796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8.739cm" svg:y="4.4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9.309cm" svg:y="3.702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7.971cm" svg:y="3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8.319cm" svg:y="11.6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8.409cm" svg:y="10.49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8.435cm" svg:y="10.48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8.391cm" svg:y="14.45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6.439cm" svg:y="14.135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8.472cm" svg:y="13.053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8.498cm" svg:y="13.03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1.438cm" svg:y="7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9.76cm" svg:y="8.3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1.447cm" svg:y="7.972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9.365cm" svg:y="9.09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9.231cm" svg:y="10.48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9.257cm" svg:y="10.47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311" draw:style-name="gr1" draw:text-style-name="P1" draw:layer="layout" svg:width="9.067cm" svg:height="13.371cm" svg:x="0.2cm" svg:y="2.8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2" draw:text-style-name="P2" draw:layer="layout" svg:width="19.768cm" svg:height="13.771cm" svg:x="5.225cm" svg:y="2.8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3" draw:text-style-name="P1" draw:layer="layout" svg:width="0.119cm" svg:height="11.131cm" svg:x="15.91cm" svg:y="3.67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14" draw:text-style-name="P12" draw:layer="layout" svg:width="1.678cm" svg:height="1.49cm" svg:x="15.485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4" draw:text-style-name="P3" draw:layer="layout" svg:width="0.443cm" svg:height="0.56cm" svg:x="16.544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20.987cm" svg:y="11.40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15" draw:text-style-name="P1" draw:layer="layout" svg:width="3.982cm" svg:height="0.001cm" svg:x="16.988cm" svg:y="11.68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8.785cm" svg:y="11.43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21.043cm" svg:y="12.71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15" draw:text-style-name="P1" draw:layer="layout" svg:width="3.173cm" svg:height="0.03cm" svg:x="17.843cm" svg:y="13.00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8.841cm" svg:y="12.74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21.043cm" svg:y="14.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15" draw:text-style-name="P1" draw:layer="layout" svg:width="3.178cm" svg:height="0.017cm" svg:x="17.848cm" svg:y="14.704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8.841cm" svg:y="14.44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21.866cm" svg:y="11.181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21.903cm" svg:y="12.636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21.971cm" svg:y="14.483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338cm" svg:height="0.687cm" draw:transform="rotate (1.5707963267949) translate (5.568cm 7.898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1.59cm" svg:height="0.687cm" svg:x="16.708cm" svg:y="15.702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6" draw:text-style-name="P5" draw:layer="layout" svg:width="4.095cm" svg:height="0.687cm" svg:x="18.427cm" svg:y="15.746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8.357cm" svg:y="11.894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8.357cm" svg:y="13.251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7" draw:text-style-name="P7" draw:layer="layout" svg:width="1.862cm" svg:height="0.817cm" svg:x="18.499cm" svg:y="14.924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15" draw:text-style-name="P1" draw:layer="layout" svg:width="0.645cm" svg:height="1.146cm" svg:x="16.912cm" svg:y="11.881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5" draw:style-name="gr7" draw:text-style-name="P7" draw:layer="layout" svg:width="1.832cm" svg:height="0.817cm" svg:x="13.803cm" svg:y="11.0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20.969cm" svg:y="11.828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5cm" svg:height="0.817cm" svg:x="20.991cm" svg:y="13.279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7" draw:text-style-name="P7" draw:layer="layout" svg:width="1.434cm" svg:height="0.817cm" svg:x="21.016cm" svg:y="14.937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6" draw:text-style-name="P5" draw:layer="layout" svg:width="1.982cm" svg:height="0.687cm" draw:transform="rotate (1.5707963267949) translate (5.542cm 5.437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15" draw:text-style-name="P1" draw:layer="layout" svg:width="2.749cm" svg:height="0.805cm" draw:transform="rotate (-1.5707963267949) translate (17.566cm 11.972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6" draw:text-style-name="P5" draw:layer="layout" svg:width="0.685cm" svg:height="0.687cm" svg:x="17.332cm" svg:y="13.66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6" draw:text-style-name="P5" draw:layer="layout" svg:width="0.685cm" svg:height="0.687cm" svg:x="20.962cm" svg:y="13.721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3">
          <draw:custom-shape draw:name="CustomShape 34" draw:style-name="gr8" draw:text-style-name="P8" draw:layer="layout" svg:width="0.229cm" svg:height="0.515cm" draw:transform="rotate (-1.5707963267949) translate (18.079cm 11.56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5" draw:style-name="gr9" draw:text-style-name="P1" draw:layer="layout" svg:width="0.199cm" svg:height="0.53cm" draw:transform="rotate (-1.5707963267949) translate (18.093cm 11.5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6">
          <draw:custom-shape draw:name="CustomShape 37" draw:style-name="gr8" draw:text-style-name="P8" draw:layer="layout" svg:width="0.229cm" svg:height="0.515cm" draw:transform="rotate (-1.5707963267949) translate (20.467cm 11.57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8" draw:style-name="gr9" draw:text-style-name="P1" draw:layer="layout" svg:width="0.199cm" svg:height="0.53cm" draw:transform="rotate (-1.5707963267949) translate (20.482cm 11.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39">
          <draw:custom-shape draw:name="CustomShape 40" draw:style-name="gr8" draw:text-style-name="P8" draw:layer="layout" svg:width="0.229cm" svg:height="0.515cm" draw:transform="rotate (-1.5707963267949) translate (20.478cm 12.88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9" draw:text-style-name="P1" draw:layer="layout" svg:width="0.199cm" svg:height="0.53cm" draw:transform="rotate (-1.5707963267949) translate (20.493cm 12.912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2">
          <draw:custom-shape draw:name="CustomShape 43" draw:style-name="gr8" draw:text-style-name="P8" draw:layer="layout" svg:width="0.229cm" svg:height="0.515cm" draw:transform="rotate (-1.5707963267949) translate (18.108cm 12.92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draw:transform="rotate (-1.5707963267949) translate (18.122cm 12.9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8.108cm 14.611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8.122cm 14.636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20.467cm 14.585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20.482cm 14.611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51" draw:style-name="gr7" draw:text-style-name="P7" draw:layer="layout" svg:width="1.443cm" svg:height="0.77cm" svg:x="14.381cm" svg:y="5.35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2" draw:style-name="gr7" draw:text-style-name="P7" draw:layer="layout" svg:width="1.758cm" svg:height="0.77cm" svg:x="15.623cm" svg:y="7.741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3" draw:style-name="gr7" draw:text-style-name="P7" draw:layer="layout" svg:width="1.147cm" svg:height="0.77cm" svg:x="14.425cm" svg:y="3.912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4" draw:style-name="gr16" draw:text-style-name="P13" draw:layer="layout" svg:width="2.026cm" svg:height="0.745cm" svg:x="18.783cm" svg:y="3.919cm">
          <text:p text:style-name="P4"><text:span text:style-name="T10"></text:span><text:span text:style-name="T11">symp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5" draw:style-name="gr6" draw:text-style-name="P7" draw:layer="layout" svg:width="1.733cm" svg:height="0.745cm" svg:x="17.266cm" svg:y="7.306cm">
          <text:p text:style-name="P6"><text:span text:style-name="T12">F</text:span><text:span text:style-name="T11">lat, 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6" draw:style-name="gr4" draw:text-style-name="P3" draw:layer="layout" svg:width="0.248cm" svg:height="0.278cm" svg:x="15.805cm" svg:y="5.6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57">
          <draw:custom-shape draw:name="CustomShape 58" draw:style-name="gr8" draw:text-style-name="P8" draw:layer="layout" svg:width="0.229cm" svg:height="0.515cm" svg:x="15.802cm" svg:y="6.16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5.828cm" svg:y="6.14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svg:x="15.809cm" svg:y="4.67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svg:x="15.835cm" svg:y="4.661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3" draw:style-name="gr4" draw:text-style-name="P3" draw:layer="layout" svg:width="0.248cm" svg:height="0.278cm" svg:x="15.802cm" svg:y="4.10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4" draw:style-name="gr6" draw:text-style-name="P7" draw:layer="layout" svg:width="1.677cm" svg:height="0.745cm" svg:x="16.814cm" svg:y="9.099cm">
          <text:p text:style-name="P6"><text:span text:style-name="T12">E</text:span><text:span text:style-name="T11">stem,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5" draw:style-name="gr6" draw:text-style-name="P7" draw:layer="layout" svg:width="1.677cm" svg:height="0.745cm" svg:x="15.818cm" svg:y="6.563cm">
          <text:p text:style-name="P6"><text:span text:style-name="T12">E</text:span><text:span text:style-name="T11">stem,o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6" draw:style-name="gr17" draw:text-style-name="P1" draw:layer="layout" svg:width="2.6cm" svg:height="0.001cm" svg:x="16.142cm" svg:y="4.23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67" draw:style-name="gr6" draw:text-style-name="P7" draw:layer="layout" svg:width="1.733cm" svg:height="0.745cm" svg:x="16.712cm" svg:y="3.469cm">
          <text:p text:style-name="P6"><text:span text:style-name="T12">F</text:span><text:span text:style-name="T11">lat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7" draw:layer="layout" svg:width="1.677cm" svg:height="0.745cm" svg:x="15.374cm" svg:y="2.767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4" draw:text-style-name="P3" draw:layer="layout" svg:width="0.443cm" svg:height="0.56cm" svg:x="15.722cm" svg:y="11.437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70">
          <draw:custom-shape draw:name="CustomShape 71" draw:style-name="gr8" draw:text-style-name="P8" draw:layer="layout" svg:width="0.229cm" svg:height="0.515cm" svg:x="15.812cm" svg:y="10.2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2" draw:style-name="gr9" draw:text-style-name="P1" draw:layer="layout" svg:width="0.199cm" svg:height="0.53cm" svg:x="15.838cm" svg:y="10.2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3" draw:style-name="gr4" draw:text-style-name="P3" draw:layer="layout" svg:width="0.443cm" svg:height="0.56cm" svg:x="15.794cm" svg:y="14.22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7" draw:text-style-name="P7" draw:layer="layout" svg:width="1.832cm" svg:height="0.817cm" svg:x="13.842cm" svg:y="13.902cm">
          <text:p text:style-name="P6"><text:span text:style-name="T3"></text:span><text:span text:style-name="T4">rootsur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75">
          <draw:custom-shape draw:name="CustomShape 76" draw:style-name="gr8" draw:text-style-name="P8" draw:layer="layout" svg:width="0.229cm" svg:height="0.515cm" svg:x="15.875cm" svg:y="12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7" draw:style-name="gr9" draw:text-style-name="P1" draw:layer="layout" svg:width="0.199cm" svg:height="0.53cm" svg:x="15.901cm" svg:y="12.80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78" draw:style-name="gr18" draw:text-style-name="P14" draw:layer="layout" svg:width="1.967cm" svg:height="1.49cm" svg:x="18.841cm" svg:y="7.389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17" draw:text-style-name="P1" draw:layer="layout" svg:width="1.662cm" svg:height="0.001cm" svg:x="17.163cm" svg:y="8.13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0" draw:style-name="gr7" draw:text-style-name="P7" draw:layer="layout" svg:width="1.758cm" svg:height="0.77cm" svg:x="18.85cm" svg:y="7.739cm">
          <text:p text:style-name="P6"><text:span text:style-name="T7"></text:span><text:span text:style-name="T8">symp,</text:span><text:span text:style-name="T13"> </text:span><text:span text:style-name="T8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1" draw:style-name="gr6" draw:text-style-name="P5" draw:layer="layout" svg:width="1.904cm" svg:height="0.687cm" draw:transform="rotate (1.5707963267949) translate (5.511cm 13.565cm)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2" draw:style-name="gr19" draw:text-style-name="P1" draw:layer="layout" svg:width="0.012cm" svg:height="2.528cm" svg:x="16.768cm" svg:y="8.858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g draw:name="Group 83">
          <draw:custom-shape draw:name="CustomShape 84" draw:style-name="gr8" draw:text-style-name="P8" draw:layer="layout" svg:width="0.229cm" svg:height="0.515cm" svg:x="16.634cm" svg:y="10.25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5" draw:style-name="gr9" draw:text-style-name="P1" draw:layer="layout" svg:width="0.199cm" svg:height="0.53cm" svg:x="16.66cm" svg:y="10.23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86" draw:style-name="gr3" draw:text-style-name="P1" draw:layer="layout" svg:width="0.119cm" svg:height="8.126cm" svg:x="7.946cm" svg:y="3.64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7" draw:style-name="gr4" draw:text-style-name="P3" draw:layer="layout" svg:width="0.443cm" svg:height="0.56cm" svg:x="7.846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8" draw:style-name="gr4" draw:text-style-name="P3" draw:layer="layout" svg:width="0.443cm" svg:height="0.56cm" svg:x="12.289cm" svg:y="11.21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89" draw:style-name="gr5" draw:text-style-name="P1" draw:layer="layout" svg:width="3.982cm" svg:height="0.001cm" svg:x="8.29cm" svg:y="11.49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0" draw:style-name="gr4" draw:text-style-name="P3" draw:layer="layout" svg:width="0.443cm" svg:height="0.56cm" svg:x="10.087cm" svg:y="11.23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1" draw:style-name="gr4" draw:text-style-name="P3" draw:layer="layout" svg:width="0.443cm" svg:height="0.56cm" svg:x="12.345cm" svg:y="12.5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2" draw:style-name="gr5" draw:text-style-name="P1" draw:layer="layout" svg:width="3.173cm" svg:height="0.03cm" svg:x="9.145cm" svg:y="12.8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3" draw:style-name="gr4" draw:text-style-name="P3" draw:layer="layout" svg:width="0.443cm" svg:height="0.56cm" svg:x="10.143cm" svg:y="12.55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4" draw:style-name="gr4" draw:text-style-name="P3" draw:layer="layout" svg:width="0.443cm" svg:height="0.56cm" svg:x="12.345cm" svg:y="14.22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5" draw:style-name="gr5" draw:text-style-name="P1" draw:layer="layout" svg:width="3.178cm" svg:height="0.017cm" svg:x="9.15cm" svg:y="14.51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6" draw:style-name="gr4" draw:text-style-name="P3" draw:layer="layout" svg:width="0.443cm" svg:height="0.56cm" svg:x="10.143cm" svg:y="14.25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7" draw:style-name="gr6" draw:text-style-name="P5" draw:layer="layout" svg:width="1.59cm" svg:height="0.687cm" svg:x="8.01cm" svg:y="15.51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8" draw:style-name="gr6" draw:text-style-name="P5" draw:layer="layout" svg:width="4.095cm" svg:height="0.687cm" svg:x="9.729cm" svg:y="15.55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9" draw:style-name="gr7" draw:text-style-name="P7" draw:layer="layout" svg:width="1.862cm" svg:height="0.817cm" svg:x="9.659cm" svg:y="11.70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0" draw:style-name="gr7" draw:text-style-name="P7" draw:layer="layout" svg:width="1.862cm" svg:height="0.817cm" svg:x="9.659cm" svg:y="13.05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1" draw:style-name="gr7" draw:text-style-name="P7" draw:layer="layout" svg:width="1.862cm" svg:height="0.817cm" svg:x="9.801cm" svg:y="14.73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2" draw:style-name="gr5" draw:text-style-name="P1" draw:layer="layout" svg:width="0.645cm" svg:height="1.146cm" svg:x="8.214cm" svg:y="11.68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03" draw:style-name="gr7" draw:text-style-name="P7" draw:layer="layout" svg:width="1.832cm" svg:height="0.817cm" svg:x="6.072cm" svg:y="10.95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4" draw:style-name="gr7" draw:text-style-name="P7" draw:layer="layout" svg:width="1.435cm" svg:height="0.817cm" svg:x="12.271cm" svg:y="11.63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5" draw:style-name="gr7" draw:text-style-name="P7" draw:layer="layout" svg:width="1.435cm" svg:height="0.817cm" svg:x="12.293cm" svg:y="13.08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6" draw:style-name="gr7" draw:text-style-name="P7" draw:layer="layout" svg:width="1.434cm" svg:height="0.817cm" svg:x="12.318cm" svg:y="14.74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7" draw:style-name="gr5" draw:text-style-name="P1" draw:layer="layout" svg:width="2.749cm" svg:height="0.805cm" draw:transform="rotate (-1.5707963267949) translate (8.868cm 11.78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108" draw:style-name="gr6" draw:text-style-name="P5" draw:layer="layout" svg:width="0.685cm" svg:height="0.687cm" svg:x="8.634cm" svg:y="13.46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9" draw:style-name="gr6" draw:text-style-name="P5" draw:layer="layout" svg:width="0.685cm" svg:height="0.687cm" svg:x="12.264cm" svg:y="13.52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10">
          <draw:custom-shape draw:name="CustomShape 111" draw:style-name="gr8" draw:text-style-name="P8" draw:layer="layout" svg:width="0.229cm" svg:height="0.515cm" draw:transform="rotate (-1.5707963267949) translate (9.381cm 11.37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2" draw:style-name="gr9" draw:text-style-name="P1" draw:layer="layout" svg:width="0.199cm" svg:height="0.53cm" draw:transform="rotate (-1.5707963267949) translate (9.394cm 11.40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3">
          <draw:custom-shape draw:name="CustomShape 114" draw:style-name="gr8" draw:text-style-name="P8" draw:layer="layout" svg:width="0.229cm" svg:height="0.515cm" draw:transform="rotate (-1.5707963267949) translate (11.769cm 11.38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5" draw:style-name="gr9" draw:text-style-name="P1" draw:layer="layout" svg:width="0.199cm" svg:height="0.53cm" draw:transform="rotate (-1.5707963267949) translate (11.784cm 11.40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6">
          <draw:custom-shape draw:name="CustomShape 117" draw:style-name="gr8" draw:text-style-name="P8" draw:layer="layout" svg:width="0.229cm" svg:height="0.515cm" draw:transform="rotate (-1.5707963267949) translate (11.78cm 12.69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8" draw:style-name="gr9" draw:text-style-name="P1" draw:layer="layout" svg:width="0.199cm" svg:height="0.53cm" draw:transform="rotate (-1.5707963267949) translate (11.795cm 12.71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19">
          <draw:custom-shape draw:name="CustomShape 120" draw:style-name="gr8" draw:text-style-name="P8" draw:layer="layout" svg:width="0.229cm" svg:height="0.515cm" draw:transform="rotate (-1.5707963267949) translate (9.41cm 12.73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1" draw:style-name="gr9" draw:text-style-name="P1" draw:layer="layout" svg:width="0.199cm" svg:height="0.53cm" draw:transform="rotate (-1.5707963267949) translate (9.424cm 12.75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2">
          <draw:custom-shape draw:name="CustomShape 123" draw:style-name="gr8" draw:text-style-name="P8" draw:layer="layout" svg:width="0.229cm" svg:height="0.515cm" draw:transform="rotate (-1.5707963267949) translate (9.41cm 14.41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4" draw:style-name="gr9" draw:text-style-name="P1" draw:layer="layout" svg:width="0.199cm" svg:height="0.53cm" draw:transform="rotate (-1.5707963267949) translate (9.424cm 14.445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125">
          <draw:custom-shape draw:name="CustomShape 126" draw:style-name="gr8" draw:text-style-name="P8" draw:layer="layout" svg:width="0.229cm" svg:height="0.515cm" draw:transform="rotate (-1.5707963267949) translate (11.769cm 14.39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7" draw:style-name="gr9" draw:text-style-name="P1" draw:layer="layout" svg:width="0.199cm" svg:height="0.53cm" draw:transform="rotate (-1.5707963267949) translate (11.784cm 14.41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28" draw:style-name="gr4" draw:text-style-name="P3" draw:layer="layout" svg:width="0.248cm" svg:height="0.278cm" svg:x="7.916cm" svg:y="5.97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9" draw:style-name="gr7" draw:text-style-name="P7" draw:layer="layout" svg:width="1.443cm" svg:height="0.77cm" svg:x="6.492cm" svg:y="5.806cm">
          <text:p text:style-name="P6"><text:span text:style-name="T7"></text:span><text:span text:style-name="T8">stem,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0" draw:style-name="gr7" draw:text-style-name="P7" draw:layer="layout" svg:width="1.443cm" svg:height="0.77cm" svg:x="6.513cm" svg:y="7.784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1">
          <draw:custom-shape draw:name="CustomShape 132" draw:style-name="gr8" draw:text-style-name="P8" draw:layer="layout" svg:width="0.229cm" svg:height="0.515cm" svg:x="7.909cm" svg:y="6.8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3" draw:style-name="gr9" draw:text-style-name="P1" draw:layer="layout" svg:width="0.199cm" svg:height="0.53cm" svg:x="7.935cm" svg:y="6.835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4" draw:style-name="gr4" draw:text-style-name="P3" draw:layer="layout" svg:width="0.248cm" svg:height="0.278cm" svg:x="7.94cm" svg:y="8.01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135">
          <draw:custom-shape draw:name="CustomShape 136" draw:style-name="gr8" draw:text-style-name="P8" draw:layer="layout" svg:width="0.229cm" svg:height="0.515cm" svg:x="7.957cm" svg:y="9.72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7" draw:style-name="gr9" draw:text-style-name="P1" draw:layer="layout" svg:width="0.199cm" svg:height="0.53cm" svg:x="7.983cm" svg:y="9.70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38" draw:style-name="gr7" draw:text-style-name="P7" draw:layer="layout" svg:width="1.147cm" svg:height="0.77cm" svg:x="6.537cm" svg:y="4.103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39">
          <draw:custom-shape draw:name="CustomShape 140" draw:style-name="gr8" draw:text-style-name="P8" draw:layer="layout" svg:width="0.229cm" svg:height="0.515cm" svg:x="7.85cm" svg:y="4.96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1" draw:style-name="gr9" draw:text-style-name="P1" draw:layer="layout" svg:width="0.199cm" svg:height="0.53cm" svg:x="7.876cm" svg:y="4.949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142" draw:style-name="gr4" draw:text-style-name="P3" draw:layer="layout" svg:width="0.248cm" svg:height="0.278cm" svg:x="7.855cm" svg:y="4.2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43" draw:style-name="gr6" draw:text-style-name="P5" draw:layer="layout" svg:width="5.788cm" svg:height="1.256cm" svg:x="5.262cm" svg:y="1.649cm">
          <text:p text:style-name="P4"><text:span text:style-name="T14"><text:s/></text:span><text:span text:style-name="T14">a) Hydraulics </text:span><text:span text:style-name="T15">without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4" draw:style-name="gr6" draw:text-style-name="P5" draw:layer="layout" svg:width="5.788cm" svg:height="1.258cm" svg:x="12.915cm" svg:y="1.64cm">
          <text:p text:style-name="P4"><text:span text:style-name="T14"><text:s/></text:span><text:span text:style-name="T14">b) Hydraulics </text:span><text:span text:style-name="T15">with</text:span><text:span text:style-name="T14"> storage compart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5" draw:style-name="gr6" draw:text-style-name="P7" draw:layer="layout" svg:width="1.677cm" svg:height="0.745cm" svg:x="7.388cm" svg:y="2.832cm">
          <text:p text:style-name="P6"><text:span text:style-name="T12">E</text:span><text:span text:style-name="T1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5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3" draw:text-style-name="P1" draw:layer="layout" svg:width="0.039cm" svg:height="7.474cm" svg:x="11.379cm" svg:y="3.268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4" draw:style-name="gr4" draw:text-style-name="P3" draw:layer="layout" svg:width="0.248cm" svg:height="0.278cm" svg:x="11.295cm" svg:y="5.30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5" draw:style-name="gr4" draw:text-style-name="P3" draw:layer="layout" svg:width="0.443cm" svg:height="0.56cm" svg:x="11.201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4" draw:text-style-name="P3" draw:layer="layout" svg:width="0.443cm" svg:height="0.56cm" svg:x="15.644cm" svg:y="10.1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5" draw:text-style-name="P1" draw:layer="layout" svg:width="3.982cm" svg:height="0.001cm" svg:x="11.645cm" svg:y="10.466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4" draw:text-style-name="P3" draw:layer="layout" svg:width="0.443cm" svg:height="0.56cm" svg:x="13.442cm" svg:y="10.2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9" draw:style-name="gr4" draw:text-style-name="P3" draw:layer="layout" svg:width="0.443cm" svg:height="0.56cm" svg:x="15.7cm" svg:y="11.49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0" draw:style-name="gr5" draw:text-style-name="P1" draw:layer="layout" svg:width="3.173cm" svg:height="0.03cm" svg:x="12.5cm" svg:y="11.78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4" draw:text-style-name="P3" draw:layer="layout" svg:width="0.443cm" svg:height="0.56cm" svg:x="13.498cm" svg:y="11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2" draw:style-name="gr4" draw:text-style-name="P3" draw:layer="layout" svg:width="0.443cm" svg:height="0.56cm" svg:x="15.7cm" svg:y="13.1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3" draw:style-name="gr5" draw:text-style-name="P1" draw:layer="layout" svg:width="3.178cm" svg:height="0.017cm" svg:x="12.505cm" svg:y="13.482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4" draw:text-style-name="P3" draw:layer="layout" svg:width="0.443cm" svg:height="0.56cm" svg:x="13.498cm" svg:y="13.22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15" draw:style-name="gr6" draw:text-style-name="P5" draw:layer="layout" svg:width="2.709cm" svg:height="0.687cm" svg:x="16.523cm" svg:y="9.959cm">
          <text:p text:style-name="P4"><text:span text:style-name="T1">Soil layer </text:span><text:span text:style-name="T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6" draw:text-style-name="P5" draw:layer="layout" svg:width="2.709cm" svg:height="0.687cm" svg:x="16.56cm" svg:y="11.414cm">
          <text:p text:style-name="P4"><text:span text:style-name="T1">Soil layer </text:span><text:span text:style-name="T2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6" draw:text-style-name="P5" draw:layer="layout" svg:width="2.709cm" svg:height="0.687cm" svg:x="16.628cm" svg:y="13.261cm">
          <text:p text:style-name="P4"><text:span text:style-name="T1">Soil layer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6" draw:text-style-name="P5" draw:layer="layout" svg:width="1.59cm" svg:height="0.687cm" svg:x="11.365cm" svg:y="14.48cm">
          <text:p text:style-name="P4"><text:span text:style-name="T1">Roo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6" draw:text-style-name="P5" draw:layer="layout" svg:width="4.095cm" svg:height="0.687cm" svg:x="13.084cm" svg:y="14.524cm">
          <text:p text:style-name="P4"><text:span text:style-name="T1">Rhizosphe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7" draw:text-style-name="P7" draw:layer="layout" svg:width="1.862cm" svg:height="0.817cm" svg:x="13.014cm" svg:y="10.672cm">
          <text:p text:style-name="P6"><text:span text:style-name="T3"></text:span><text:span text:style-name="T4">rootsurf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1" draw:style-name="gr7" draw:text-style-name="P7" draw:layer="layout" svg:width="1.862cm" svg:height="0.817cm" svg:x="13.014cm" svg:y="12.029cm">
          <text:p text:style-name="P6"><text:span text:style-name="T3"></text:span><text:span text:style-name="T4">rootsurf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7" draw:text-style-name="P7" draw:layer="layout" svg:width="1.862cm" svg:height="0.817cm" svg:x="13.156cm" svg:y="13.702cm">
          <text:p text:style-name="P6"><text:span text:style-name="T3"></text:span><text:span text:style-name="T4">rootsurf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3" draw:style-name="gr5" draw:text-style-name="P1" draw:layer="layout" svg:width="0.645cm" svg:height="1.146cm" svg:x="11.569cm" svg:y="10.659cm">
          <text:p/>
          <draw:enhanced-geometry draw:mirror-horizontal="tru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4" draw:style-name="gr7" draw:text-style-name="P7" draw:layer="layout" svg:width="1.832cm" svg:height="0.817cm" svg:x="9.427cm" svg:y="9.922cm">
          <text:p text:style-name="P6"><text:span text:style-name="T3"></text:span><text:span text:style-name="T4">rootcrow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5" draw:style-name="gr7" draw:text-style-name="P7" draw:layer="layout" svg:width="1.435cm" svg:height="0.817cm" svg:x="15.626cm" svg:y="10.606cm">
          <text:p text:style-name="P6"><text:span text:style-name="T3"></text:span><text:span text:style-name="T4">soil, </text:span><text:span text:style-name="T5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7" draw:text-style-name="P7" draw:layer="layout" svg:width="1.435cm" svg:height="0.817cm" svg:x="15.648cm" svg:y="12.057cm">
          <text:p text:style-name="P6"><text:span text:style-name="T3"></text:span><text:span text:style-name="T4">soil, </text:span><text:span text:style-name="T5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7" draw:text-style-name="P7" draw:layer="layout" svg:width="1.434cm" svg:height="0.817cm" svg:x="15.673cm" svg:y="13.715cm">
          <text:p text:style-name="P6"><text:span text:style-name="T3"></text:span><text:span text:style-name="T4">soil,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8" draw:style-name="gr6" draw:text-style-name="P5" draw:layer="layout" svg:width="0.685cm" svg:height="0.687cm" svg:x="10.094cm" svg:y="6.022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9" draw:style-name="gr7" draw:text-style-name="P7" draw:layer="layout" svg:width="1.443cm" svg:height="0.77cm" svg:x="9.868cm" svg:y="8.098cm">
          <text:p text:style-name="P6"><text:span text:style-name="T7"></text:span><text:span text:style-name="T8">stem, </text:span><text:span text:style-name="T9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0" draw:style-name="gr7" draw:text-style-name="P7" draw:layer="layout" svg:width="1.443cm" svg:height="0.77cm" svg:x="9.868cm" svg:y="6.653cm">
          <text:p text:style-name="P6"><text:span text:style-name="T7"></text:span><text:span text:style-name="T8">stem, </text:span><text:span text:style-name="T9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1" draw:style-name="gr5" draw:text-style-name="P1" draw:layer="layout" svg:width="2.749cm" svg:height="0.805cm" draw:transform="rotate (-1.5707963267949) translate (12.223cm 10.75cm)">
          <text:p/>
          <draw:enhanced-geometry draw:mirror-horizontal="tru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32" draw:style-name="gr6" draw:text-style-name="P5" draw:layer="layout" svg:width="0.685cm" svg:height="0.687cm" svg:x="11.989cm" svg:y="12.438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3" draw:style-name="gr6" draw:text-style-name="P5" draw:layer="layout" svg:width="0.685cm" svg:height="0.687cm" svg:x="15.619cm" svg:y="12.499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34">
          <draw:custom-shape draw:name="CustomShape 35" draw:style-name="gr8" draw:text-style-name="P8" draw:layer="layout" svg:width="0.229cm" svg:height="0.515cm" svg:x="11.312cm" svg:y="5.668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6" draw:style-name="gr9" draw:text-style-name="P1" draw:layer="layout" svg:width="0.199cm" svg:height="0.53cm" svg:x="11.338cm" svg:y="5.653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37" draw:style-name="gr4" draw:text-style-name="P3" draw:layer="layout" svg:width="0.248cm" svg:height="0.278cm" svg:x="11.295cm" svg:y="6.95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38">
          <draw:custom-shape draw:name="CustomShape 39" draw:style-name="gr8" draw:text-style-name="P8" draw:layer="layout" svg:width="0.229cm" svg:height="0.515cm" svg:x="11.312cm" svg:y="7.3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9" draw:text-style-name="P1" draw:layer="layout" svg:width="0.199cm" svg:height="0.53cm" svg:x="11.338cm" svg:y="7.308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41" draw:style-name="gr4" draw:text-style-name="P3" draw:layer="layout" svg:width="0.248cm" svg:height="0.278cm" svg:x="11.295cm" svg:y="8.32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g draw:name="Group 42">
          <draw:custom-shape draw:name="CustomShape 43" draw:style-name="gr8" draw:text-style-name="P8" draw:layer="layout" svg:width="0.229cm" svg:height="0.515cm" svg:x="11.312cm" svg:y="8.6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9" draw:text-style-name="P1" draw:layer="layout" svg:width="0.199cm" svg:height="0.53cm" svg:x="11.338cm" svg:y="8.676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5">
          <draw:custom-shape draw:name="CustomShape 46" draw:style-name="gr8" draw:text-style-name="P8" draw:layer="layout" svg:width="0.229cm" svg:height="0.515cm" draw:transform="rotate (-1.5707963267949) translate (12.736cm 10.346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7" draw:style-name="gr9" draw:text-style-name="P1" draw:layer="layout" svg:width="0.199cm" svg:height="0.53cm" draw:transform="rotate (-1.5707963267949) translate (12.751cm 10.373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48">
          <draw:custom-shape draw:name="CustomShape 49" draw:style-name="gr8" draw:text-style-name="P8" draw:layer="layout" svg:width="0.229cm" svg:height="0.515cm" draw:transform="rotate (-1.5707963267949) translate (15.124cm 10.35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0" draw:style-name="gr9" draw:text-style-name="P1" draw:layer="layout" svg:width="0.199cm" svg:height="0.53cm" draw:transform="rotate (-1.5707963267949) translate (15.139cm 10.378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1">
          <draw:custom-shape draw:name="CustomShape 52" draw:style-name="gr8" draw:text-style-name="P8" draw:layer="layout" svg:width="0.229cm" svg:height="0.515cm" draw:transform="rotate (-1.5707963267949) translate (15.135cm 11.6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3" draw:style-name="gr9" draw:text-style-name="P1" draw:layer="layout" svg:width="0.199cm" svg:height="0.53cm" draw:transform="rotate (-1.5707963267949) translate (15.149cm 11.6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4">
          <draw:custom-shape draw:name="CustomShape 55" draw:style-name="gr8" draw:text-style-name="P8" draw:layer="layout" svg:width="0.229cm" svg:height="0.515cm" draw:transform="rotate (-1.5707963267949) translate (12.765cm 11.702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6" draw:style-name="gr9" draw:text-style-name="P1" draw:layer="layout" svg:width="0.199cm" svg:height="0.53cm" draw:transform="rotate (-1.5707963267949) translate (12.778cm 11.727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57">
          <draw:custom-shape draw:name="CustomShape 58" draw:style-name="gr8" draw:text-style-name="P8" draw:layer="layout" svg:width="0.229cm" svg:height="0.515cm" svg:x="11.278cm" svg:y="4.30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59" draw:style-name="gr9" draw:text-style-name="P1" draw:layer="layout" svg:width="0.199cm" svg:height="0.53cm" svg:x="11.304cm" svg:y="4.292cm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0">
          <draw:custom-shape draw:name="CustomShape 61" draw:style-name="gr8" draw:text-style-name="P8" draw:layer="layout" svg:width="0.229cm" svg:height="0.515cm" draw:transform="rotate (-1.5707963267949) translate (12.765cm 13.38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2" draw:style-name="gr9" draw:text-style-name="P1" draw:layer="layout" svg:width="0.199cm" svg:height="0.53cm" draw:transform="rotate (-1.5707963267949) translate (12.778cm 13.414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g draw:name="Group 63">
          <draw:custom-shape draw:name="CustomShape 64" draw:style-name="gr8" draw:text-style-name="P8" draw:layer="layout" svg:width="0.229cm" svg:height="0.515cm" draw:transform="rotate (-1.5707963267949) translate (15.124cm 13.363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5" draw:style-name="gr9" draw:text-style-name="P1" draw:layer="layout" svg:width="0.199cm" svg:height="0.53cm" draw:transform="rotate (-1.5707963267949) translate (15.139cm 13.389cm)">
            <text:p/>
            <draw:enhanced-geometry draw:mirror-horizontal="false" draw:mirror-vertical="false" svg:viewBox="0 0 0 0" drawooo:sub-view-size="78627 273738" draw:text-areas="0 0 ?f0 ?f1" draw:type="ooxml-non-primitive" draw:enhanced-path="M 34946 0 L 37858 61154 0 84451 75715 84451 8737 133957 78627 131045 11649 186375 78627 189287 40770 227144 37858 273738 N">
              <draw:equation draw:name="f0" draw:formula="logwidth"/>
              <draw:equation draw:name="f1" draw:formula="logheight"/>
            </draw:enhanced-geometry>
          </draw:custom-shape>
        </draw:g>
        <draw:custom-shape draw:name="CustomShape 66" draw:style-name="gr7" draw:text-style-name="P7" draw:layer="layout" svg:width="1.147cm" svg:height="0.77cm" svg:x="9.915cm" svg:y="3.691cm">
          <text:p text:style-name="P6"><text:span text:style-name="T7"></text:span><text:span text:style-name="T8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7" draw:style-name="gr7" draw:text-style-name="P7" draw:layer="layout" svg:width="1.477cm" svg:height="0.77cm" svg:x="9.854cm" svg:y="5.135cm">
          <text:p text:style-name="P6"><text:span text:style-name="T7"></text:span><text:span text:style-name="T8">ste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8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9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0" draw:style-name="gr20" draw:text-style-name="P13" draw:layer="layout" svg:width="1.464cm" svg:height="0.745cm" svg:x="12.3cm" svg:y="4.107cm">
          <text:p text:style-name="P4"><text:span text:style-name="T10"></text:span><text:span text:style-name="T16">S</text:span><text:span text:style-name="T11">l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1" draw:style-name="gr3" draw:text-style-name="P1" draw:layer="layout" svg:width="1.606cm" svg:height="0.297cm" svg:x="11.421cm" svg:y="3.8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2" draw:style-name="gr7" draw:text-style-name="P7" draw:layer="layout" svg:width="0.753cm" svg:height="0.75cm" svg:x="11.065cm" svg:y="2.556cm">
          <text:p text:style-name="P6"><text:span text:style-name="T6">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3" draw:style-name="gr4" draw:text-style-name="P3" draw:layer="layout" svg:width="0.248cm" svg:height="0.278cm" svg:x="11.273cm" svg:y="3.8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4" draw:style-name="gr20" draw:text-style-name="P13" draw:layer="layout" svg:width="1.549cm" svg:height="0.745cm" svg:x="12.293cm" svg:y="5.503cm">
          <text:p text:style-name="P4"><text:span text:style-name="T10"></text:span><text:span text:style-name="T16">S</text:span><text:span text:style-name="T11">N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5" draw:style-name="gr3" draw:text-style-name="P1" draw:layer="layout" svg:width="1.606cm" svg:height="0.297cm" svg:x="11.457cm" svg:y="5.19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6" draw:style-name="gr20" draw:text-style-name="P13" draw:layer="layout" svg:width="1.515cm" svg:height="0.745cm" svg:x="12.305cm" svg:y="7.174cm">
          <text:p text:style-name="P4"><text:span text:style-name="T10"></text:span><text:span text:style-name="T16">S</text:span><text:span text:style-name="T17">2 </text:span><text:span text:style-name="T16">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7" draw:style-name="gr3" draw:text-style-name="P1" draw:layer="layout" svg:width="1.606cm" svg:height="0.297cm" svg:x="11.452cm" svg:y="6.867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draw:custom-shape draw:name="CustomShape 78" draw:style-name="gr20" draw:text-style-name="P13" draw:layer="layout" svg:width="1.553cm" svg:height="0.745cm" svg:x="12.285cm" svg:y="8.548cm">
          <text:p text:style-name="P4"><text:span text:style-name="T10"></text:span><text:span text:style-name="T16">S</text:span><text:span text:style-name="T17">1</text:span><text:span text:style-name="T16"> /</text:span><text:span text:style-name="T10"></text:span><text:span text:style-name="T16">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9" draw:style-name="gr3" draw:text-style-name="P1" draw:layer="layout" svg:width="1.606cm" svg:height="0.297cm" svg:x="11.452cm" svg:y="8.241cm">
          <text:p/>
          <draw:enhanced-geometry draw:mirror-horizontal="false" draw:mirror-vertical="false" svg:viewBox="0 0 0 0" draw:text-areas="0 0 ?f0 ?f1" draw:type="ooxml-bentConnector2" draw:enhanced-path="M 0 0 L ?f0 0 ?f0 ?f1 F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6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custom-shape draw:name="CustomShape 1" draw:style-name="gr11" draw:text-style-name="P10" draw:layer="layout" svg:width="9.737cm" svg:height="12.935cm" svg:x="4.309cm" svg:y="2.58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1" draw:layer="layout" svg:width="8.199cm" svg:height="11.362cm" svg:x="4.329cm" svg:y="3.675cm">
          <draw:image xlink:href="Pictures/100000000000040300000514AC48A63307D617C2.jpg" xlink:type="simple" xlink:show="embed" xlink:actuate="onLoad" loext:mime-type="image/jpeg">
            <text:p/>
          </draw:image>
        </draw:frame>
        <draw:custom-shape draw:name="CustomShape 2" draw:style-name="gr11" draw:text-style-name="P10" draw:layer="layout" svg:width="10.069cm" svg:height="12.935cm" svg:x="9.163cm" svg:y="2.59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0" draw:text-style-name="P13" draw:layer="layout" svg:width="1.346cm" svg:height="0.745cm" svg:x="13.628cm" svg:y="8.614cm">
          <text:p text:style-name="P4"><text:span text:style-name="T10"></text:span><text:span text:style-name="T11">sym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" draw:text-style-name="P7" draw:layer="layout" svg:width="1.121cm" svg:height="0.817cm" svg:x="10.859cm" svg:y="2.556cm">
          <text:p text:style-name="P6"><text:span text:style-name="T6">E</text:span><text:span text:style-name="T4">mi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0" draw:text-style-name="P13" draw:layer="layout" svg:width="1.562cm" svg:height="0.745cm" svg:x="13.519cm" svg:y="4.264cm">
          <text:p text:style-name="P4"><text:span text:style-name="T10"></text:span><text:span text:style-name="T11">sym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0" draw:text-style-name="P13" draw:layer="layout" svg:width="1.337cm" svg:height="0.745cm" svg:x="10.762cm" svg:y="8.614cm">
          <text:p text:style-name="P4"><text:span text:style-name="T10"></text:span><text:span text:style-name="T11">apo, </text:span><text:span text:style-name="T17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7" draw:text-style-name="P1" draw:layer="layout" svg:width="1.404cm" svg:height="0.001cm" svg:x="12.152cm" svg:y="8.96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20" draw:text-style-name="P13" draw:layer="layout" svg:width="1.346cm" svg:height="0.745cm" svg:x="13.628cm" svg:y="7.321cm">
          <text:p text:style-name="P4"><text:span text:style-name="T10"></text:span><text:span text:style-name="T11">sym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13" draw:layer="layout" svg:width="1.337cm" svg:height="0.745cm" svg:x="10.762cm" svg:y="7.321cm">
          <text:p text:style-name="P4"><text:span text:style-name="T10"></text:span><text:span text:style-name="T11">apo, </text:span><text:span text:style-name="T1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7" draw:text-style-name="P1" draw:layer="layout" svg:width="1.404cm" svg:height="0.001cm" svg:x="12.152cm" svg:y="7.673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1" draw:style-name="gr17" draw:text-style-name="P1" draw:layer="layout" svg:width="0.001cm" svg:height="0.579cm" svg:x="11.435cm" svg:y="8.0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2" draw:style-name="gr6" draw:text-style-name="P5" draw:layer="layout" svg:width="1.338cm" svg:height="0.687cm" draw:transform="rotate (1.5707963267949) translate (9.206cm 7.653cm)">
          <text:p text:style-name="P4"><text:span text:style-name="T1">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6" draw:text-style-name="P5" draw:layer="layout" svg:width="1.982cm" svg:height="0.687cm" draw:transform="rotate (1.5707963267949) translate (9.204cm 5.258cm)">
          <text:p text:style-name="P4"><text:span text:style-name="T1">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3" draw:text-style-name="P1" draw:layer="layout" svg:width="0.002cm" svg:height="0.931cm" svg:x="11.424cm" svg:y="3.32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5" draw:style-name="gr20" draw:text-style-name="P13" draw:layer="layout" svg:width="1.553cm" svg:height="0.745cm" svg:x="10.654cm" svg:y="4.266cm">
          <text:p text:style-name="P4"><text:span text:style-name="T10"></text:span><text:span text:style-name="T11">apo, leaf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7" draw:text-style-name="P1" draw:layer="layout" svg:width="1.166cm" svg:height="0.001cm" svg:x="12.279cm" svg:y="4.59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7" draw:style-name="gr20" draw:text-style-name="P13" draw:layer="layout" svg:width="1.38cm" svg:height="0.745cm" svg:x="13.611cm" svg:y="5.594cm">
          <text:p text:style-name="P4"><text:span text:style-name="T10"></text:span><text:span text:style-name="T11">sym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20" draw:text-style-name="P13" draw:layer="layout" svg:width="1.371cm" svg:height="0.745cm" svg:x="10.745cm" svg:y="5.594cm">
          <text:p text:style-name="P4"><text:span text:style-name="T10"></text:span><text:span text:style-name="T11">apo,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17" draw:text-style-name="P1" draw:layer="layout" svg:width="1.384cm" svg:height="0.001cm" svg:x="12.172cm" svg:y="5.947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17" draw:text-style-name="P1" draw:layer="layout" svg:width="0.001cm" svg:height="1.012cm" svg:x="11.435cm" svg:y="6.299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6" draw:text-style-name="P5" draw:layer="layout" svg:width="0.685cm" svg:height="0.687cm" svg:x="12.59cm" svg:y="6.37cm">
          <text:p text:style-name="P4"><text:span text:style-name="T1">…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17" draw:text-style-name="P1" draw:layer="layout" svg:width="0.001cm" svg:height="0.614cm" svg:x="11.409cm" svg:y="4.971cm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7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g>
          <draw:frame draw:name="Imagen 607" draw:style-name="gr1" draw:text-style-name="P1" draw:layer="layout" svg:width="7.401cm" svg:height="10.914cm" svg:x="1.2cm" svg:y="4.9cm">
            <draw:image xlink:href="Pictures/100000000000028A00000340D00CBFDF9566622B.jpg" xlink:type="simple" xlink:show="embed" xlink:actuate="onLoad" loext:mime-type="image/jpeg">
              <text:p/>
            </draw:image>
          </draw:frame>
          <draw:custom-shape draw:name="CustomShape 2" draw:style-name="gr21" draw:text-style-name="P2" draw:layer="layout" svg:width="15.848cm" svg:height="11.146cm" svg:x="0.9cm" svg:y="4.52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6" draw:style-name="gr22" draw:text-style-name="P12" xml:id="id3" draw:id="id3" draw:layer="layout" svg:width="2.03cm" svg:height="1.49cm" svg:x="7.07cm" svg:y="5.9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7" draw:style-name="gr23" draw:text-style-name="P14" draw:layer="layout" svg:width="1.967cm" svg:height="1.49cm" svg:x="13.765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8" draw:style-name="gr24" draw:text-style-name="P15" draw:layer="layout" svg:width="1.967cm" svg:height="1.49cm" svg:x="10.463cm" svg:y="5.8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9" draw:style-name="gr25" draw:text-style-name="P5" draw:layer="layout" svg:width="2.668cm" svg:height="0.635cm" svg:x="6.59cm" svg:y="4.665cm">
            <text:p text:style-name="P4"><text:span text:style-name="T14"><text:s/></text:span><text:span text:style-name="T14">Metabolic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0" draw:style-name="gr26" draw:text-style-name="P5" draw:layer="layout" svg:width="2.668cm" svg:height="0.635cm" svg:x="9.99cm" svg:y="4.665cm">
            <text:p text:style-name="P4"><text:span text:style-name="T14"><text:s/></text:span><text:span text:style-name="T14">Storag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1" draw:style-name="gr27" draw:text-style-name="P5" draw:layer="layout" svg:width="2.668cm" svg:height="0.635cm" svg:x="13.29cm" svg:y="4.665cm">
            <text:p text:style-name="P4"><text:span text:style-name="T14"><text:s/></text:span><text:span text:style-name="T14">Structural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2" draw:style-name="gr22" draw:text-style-name="P12" xml:id="id5" draw:id="id5" draw:layer="layout" svg:width="2.03cm" svg:height="1.49cm" svg:x="7.1cm" svg:y="9.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3" draw:style-name="gr23" draw:text-style-name="P14" draw:layer="layout" svg:width="1.967cm" svg:height="1.49cm" svg:x="13.765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4" draw:style-name="gr28" draw:text-style-name="P15" xml:id="id1" draw:id="id1" draw:layer="layout" svg:width="1.981cm" svg:height="1.49cm" svg:x="10.419cm" svg:y="9.0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5" draw:style-name="gr23" draw:text-style-name="P14" xml:id="id2" draw:id="id2" draw:layer="layout" svg:width="1.967cm" svg:height="1.49cm" svg:x="13.765cm" svg:y="13.5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6" draw:style-name="gr29" draw:text-style-name="P16" draw:layer="layout" svg:width="8.618cm" svg:height="1.111cm" svg:x="7.098cm" svg:y="16.2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7" draw:style-name="gr30" draw:text-style-name="P5" draw:layer="layout" svg:width="4.316cm" svg:height="0.635cm" svg:x="9.338cm" svg:y="16.432cm">
            <text:p text:style-name="P4"><text:span text:style-name="T14"><text:s/></text:span><text:span text:style-name="T14">Soil/mycorrhiza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8" draw:style-name="gr31" draw:text-style-name="P17" xml:id="id7" draw:id="id7" draw:layer="layout" svg:width="8.618cm" svg:height="1.111cm" svg:x="0.998cm" svg:y="2.856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19" draw:style-name="gr32" draw:text-style-name="P5" draw:layer="layout" svg:width="4.316cm" svg:height="0.635cm" svg:x="2.738cm" svg:y="3.032cm">
            <text:p text:style-name="P4"><text:span text:style-name="T14"><text:s/></text:span><text:span text:style-name="T14">Atmosphe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0" draw:style-name="gr33" draw:text-style-name="P5" draw:layer="layout" svg:width="1.96cm" svg:height="0.868cm" svg:x="12.842cm" svg:y="10.518cm">
            <text:p text:style-name="P4"><text:span text:style-name="T18">Sapwood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1" draw:style-name="gr34" draw:text-style-name="P5" xml:id="id6" draw:id="id6" draw:layer="layout" svg:width="1.768cm" svg:height="1.336cm" svg:x="12.132cm" svg:y="5.52cm">
            <text:p text:style-name="P4"><text:span text:style-name="T18">Leaf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2" draw:style-name="gr35" draw:text-style-name="P5" draw:layer="layout" svg:width="1.768cm" svg:height="1.336cm" svg:x="12.025cm" svg:y="14.238cm">
            <text:p text:style-name="P4"><text:span text:style-name="T18">Fine root growth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3" draw:style-name="gr36" draw:text-style-name="P5" draw:layer="layout" svg:width="1.768cm" svg:height="1.336cm" svg:x="9.639cm" svg:y="13.756cm">
            <text:p text:style-name="P4"><text:span text:style-name="T18">Root exud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4" draw:style-name="gr37" draw:text-style-name="P5" draw:layer="layout" svg:width="2.722cm" svg:height="0.743cm" svg:x="8.007cm" svg:y="4.057cm">
            <text:p text:style-name="P4"><text:span text:style-name="T18">Photosynthesi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5" draw:style-name="gr38" draw:text-style-name="P5" draw:layer="layout" svg:width="2.214cm" svg:height="1.168cm" svg:x="7.768cm" svg:y="7.632cm">
            <text:p text:style-name="P4"><text:span text:style-name="T18">Phloem transpor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6" draw:style-name="gr39" draw:text-style-name="P5" draw:layer="layout" svg:width="2.386cm" svg:height="1.09cm" svg:x="15.532cm" svg:y="5.52cm">
            <text:p text:style-name="P4"><text:span text:style-name="T18">Leaf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27" draw:style-name="gr40" draw:text-style-name="P1" draw:layer="layout" svg:x1="15.734cm" svg:y1="6.556cm" svg:x2="18.142cm" svg:y2="6.556cm">
            <text:p/>
          </draw:line>
          <draw:custom-shape draw:name="CustomShape 28" draw:style-name="gr41" draw:text-style-name="P5" draw:layer="layout" svg:width="2.386cm" svg:height="1.09cm" svg:x="15.532cm" svg:y="8.72cm">
            <text:p text:style-name="P4"><text:span text:style-name="T18">Sapwood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29" draw:style-name="gr42" draw:text-style-name="P5" draw:layer="layout" svg:width="2.386cm" svg:height="1.09cm" svg:x="15.532cm" svg:y="13.22cm">
            <text:p text:style-name="P4"><text:span text:style-name="T18">Fine root senescenc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30" draw:style-name="gr40" draw:text-style-name="P1" draw:layer="layout" svg:x1="15.717cm" svg:y1="9.739cm" svg:x2="18.125cm" svg:y2="9.739cm">
            <text:p/>
          </draw:line>
          <draw:line draw:name="Line 31" draw:style-name="gr40" draw:text-style-name="P1" draw:layer="layout" svg:x1="15.725cm" svg:y1="14.216cm" svg:x2="18.133cm" svg:y2="14.216cm">
            <text:p/>
          </draw:line>
          <draw:line draw:name="Line 33" draw:style-name="gr40" draw:text-style-name="P1" draw:layer="layout" svg:x1="8.082cm" svg:y1="7.4cm" svg:x2="8.082cm" svg:y2="9.108cm">
            <text:p/>
          </draw:line>
          <draw:line draw:name="Line 34" draw:style-name="gr43" draw:text-style-name="P1" draw:layer="layout" svg:x1="8.007cm" svg:y1="3.969cm" svg:x2="8.016cm" svg:y2="5.81cm">
            <text:p/>
          </draw:line>
          <draw:custom-shape draw:name="CustomShape 35" draw:style-name="gr44" draw:text-style-name="P1" draw:layer="layout" svg:width="5.752cm" svg:height="0.001cm" draw:transform="rotate (-1.5707963267949) translate (11.398cm 10.502cm)">
            <text:p/>
            <draw:enhanced-geometry draw:mirror-horizontal="true" draw:mirror-vertical="false" svg:viewBox="0 0 0 0" draw:text-areas="0 0 ?f2 ?f3" draw:type="ooxml-bentConnector3" draw:modifiers="50000" draw:enhanced-path="M 0 0 L ?f0 0 ?f0 ?f3 ?f2 ?f3 F N">
              <draw:equation draw:name="f0" draw:formula="logwidth*$0 /100000"/>
              <draw:equation draw:name="f1" draw:formula="logheight/2"/>
              <draw:equation draw:name="f2" draw:formula="logwidth"/>
              <draw:equation draw:name="f3" draw:formula="logheight"/>
              <draw:handle draw:handle-position="?f0 ?f1" draw:handle-range-x-maximum="2147483647" draw:handle-range-x-minimum="-2147483647"/>
            </draw:enhanced-geometry>
          </draw:custom-shape>
          <draw:line draw:name="Line 36" draw:style-name="gr45" draw:text-style-name="P1" draw:layer="layout" svg:x1="9.067cm" svg:y1="9.739cm" svg:x2="10.4cm" svg:y2="9.756cm">
            <text:p/>
          </draw:line>
          <draw:line draw:name="Line 37" draw:style-name="gr45" draw:text-style-name="P1" draw:layer="layout" svg:x1="9.067cm" svg:y1="6.556cm" svg:x2="10.4cm" svg:y2="6.556cm">
            <text:p/>
          </draw:line>
          <draw:custom-shape draw:name="CustomShape 38" draw:style-name="gr46" draw:text-style-name="P5" draw:layer="layout" svg:width="1.515cm" svg:height="0.745cm" svg:x="7.375cm" svg:y="6.1cm">
            <text:p text:style-name="P4"><text:span text:style-name="T19">SS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39" draw:style-name="gr47" draw:text-style-name="P5" draw:layer="layout" svg:width="1.515cm" svg:height="0.745cm" svg:x="10.669cm" svg:y="6.085cm">
            <text:p text:style-name="P4"><text:span text:style-name="T19">ST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0" draw:style-name="gr48" draw:text-style-name="P5" draw:layer="layout" svg:width="1.515cm" svg:height="0.745cm" svg:x="14.018cm" svg:y="6.051cm">
            <text:p text:style-name="P4"><text:span text:style-name="T19">B</text:span><text:span text:style-name="T20">leaf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1" draw:style-name="gr49" draw:text-style-name="P5" draw:layer="layout" svg:width="1.515cm" svg:height="0.745cm" svg:x="7.358cm" svg:y="9.357cm">
            <text:p text:style-name="P4"><text:span text:style-name="T19">SS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2" draw:style-name="gr50" draw:text-style-name="P5" draw:layer="layout" svg:width="1.515cm" svg:height="0.745cm" svg:x="10.652cm" svg:y="9.341cm">
            <text:p text:style-name="P4"><text:span text:style-name="T19">ST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3" draw:style-name="gr51" draw:text-style-name="P5" draw:layer="layout" svg:width="1.515cm" svg:height="0.745cm" svg:x="14.002cm" svg:y="9.307cm">
            <text:p text:style-name="P4"><text:span text:style-name="T19">B</text:span><text:span text:style-name="T20">sapwoo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ustomShape 44" draw:style-name="gr52" draw:text-style-name="P5" draw:layer="layout" svg:width="1.515cm" svg:height="0.745cm" svg:x="13.96cm" svg:y="13.723cm">
            <text:p text:style-name="P4"><text:span text:style-name="T19">B</text:span><text:span text:style-name="T20">fineroot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name="Line 45" draw:style-name="gr53" draw:text-style-name="P1" draw:layer="layout" svg:x1="11.382cm" svg:y1="7.302cm" svg:x2="11.389cm" svg:y2="9.01cm">
            <text:p/>
          </draw:line>
          <draw:connector draw:style-name="gr54" draw:text-style-name="P18" draw:layer="layout" svg:x1="12.4cm" svg:y1="9.755cm" svg:x2="13.765cm" svg:y2="14.255cm" draw:start-shape="id1" draw:end-shape="id2" draw:end-glue-point="3" svg:d="M12400 9755h682v4500h683" svg:viewBox="0 0 1366 4501">
            <text:p/>
          </draw:connector>
          <draw:line draw:name="Line 27_0" draw:style-name="gr40" draw:text-style-name="P1" draw:layer="layout" svg:x1="12.43cm" svg:y1="9.755cm" svg:x2="13.765cm" svg:y2="9.755cm">
            <text:p/>
          </draw:line>
          <draw:connector draw:style-name="gr54" draw:text-style-name="P18" draw:layer="layout" svg:x1="12.418cm" svg:y1="9.697cm" svg:x2="13.753cm" svg:y2="6.497cm" svg:d="M12418 9697h667v-3200h668" svg:viewBox="0 0 1336 3201">
            <text:p/>
          </draw:connector>
          <draw:custom-shape draw:name="CustomShape 24_0" draw:style-name="gr55" draw:text-style-name="P5" xml:id="id4" draw:id="id4" draw:layer="layout" svg:width="2.722cm" svg:height="0.743cm" svg:x="1.432cm" svg:y="3.22cm">
            <text:p text:style-name="P4"><text:span text:style-name="T18"><text:s/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7.07cm" svg:y1="6.655cm" svg:x2="2.793cm" svg:y2="3.963cm" draw:start-shape="id3" draw:start-glue-point="3" draw:end-shape="id4" draw:end-glue-point="2" svg:d="M7070 6655h-4277v-2692" svg:viewBox="0 0 4278 2693">
            <text:p/>
          </draw:connector>
          <draw:connector draw:style-name="gr56" draw:text-style-name="P18" draw:layer="layout" svg:x1="7.1cm" svg:y1="9.845cm" svg:x2="2.793cm" svg:y2="3.963cm" draw:start-shape="id5" draw:start-glue-point="3" draw:end-shape="id4" draw:end-glue-point="2" svg:d="M7100 9845h-4307v-5882" svg:viewBox="0 0 4308 5883">
            <text:p/>
          </draw:connector>
          <draw:custom-shape draw:name="CustomShape 24_1" draw:style-name="gr57" draw:text-style-name="P5" draw:layer="layout" svg:width="2.722cm" svg:height="0.743cm" svg:x="0.432cm" svg:y="5.02cm">
            <text:p text:style-name="P4"><text:span text:style-name="T18">Maintenance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onnector draw:style-name="gr56" draw:text-style-name="P18" draw:layer="layout" svg:x1="13.016cm" svg:y1="5.52cm" svg:x2="9.616cm" svg:y2="3.411cm" draw:start-shape="id6" draw:start-glue-point="0" draw:end-shape="id7" draw:end-glue-point="1" svg:d="M13016 5520v-2109h-3400" svg:viewBox="0 0 3401 2110">
            <text:p/>
          </draw:connector>
          <draw:custom-shape draw:name="CustomShape 24_3" draw:style-name="gr58" draw:text-style-name="P5" draw:layer="layout" svg:width="2.722cm" svg:height="0.743cm" svg:x="10.378cm" svg:y="2.457cm">
            <text:p text:style-name="P4"><text:span text:style-name="T18">Growth respiration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presentation:notes draw:style-name="dp2">
          <draw:page-thumbnail draw:style-name="gr10" draw:layer="layout" svg:width="19.798cm" svg:height="11.136cm" svg:x="0.6cm" svg:y="2.257cm" draw:page-number="8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g>
          <draw:custom-shape draw:style-name="gr59" draw:text-style-name="P19" draw:layer="layout" svg:width="17.2cm" svg:height="16.276cm" svg:x="4.6cm" svg:y="1.724cm">
            <text:p/>
            <draw:enhanced-geometry svg:viewBox="0 0 21600 21600" draw:type="rectangle" draw:enhanced-path="M 0 0 L 21600 0 21600 21600 0 21600 0 0 Z N"/>
          </draw:custom-shape>
          <draw:frame draw:style-name="gr60" draw:text-style-name="P20" draw:layer="layout" svg:width="2.686cm" svg:height="0.962cm" svg:x="4.6cm" svg:y="0.6cm">
            <draw:text-box>
              <text:p><text:span text:style-name="T21">fordyn()</text:span></text:p>
            </draw:text-box>
          </draw:frame>
          <draw:frame draw:style-name="gr61" draw:text-style-name="P20" draw:layer="layout" svg:width="2.826cm" svg:height="0.962cm" svg:x="5.714cm" svg:y="4.2cm">
            <draw:text-box>
              <text:p><text:span text:style-name="T21">growth()</text:span></text:p>
            </draw:text-box>
          </draw:frame>
          <draw:custom-shape draw:style-name="gr62" draw:text-style-name="P19" draw:layer="layout" svg:width="15.2cm" svg:height="12cm" svg:x="5.8cm" svg:y="5.2cm">
            <text:p/>
            <draw:enhanced-geometry svg:viewBox="0 0 21600 21600" draw:type="rectangle" draw:enhanced-path="M 0 0 L 21600 0 21600 21600 0 21600 0 0 Z N"/>
          </draw:custom-shape>
          <draw:frame draw:style-name="gr63" draw:text-style-name="P21" draw:layer="layout" svg:width="3.321cm" svg:height="0.878cm" svg:x="11.679cm" svg:y="2.322cm">
            <draw:text-box>
              <text:p><text:span text:style-name="T22">recruitment</text:span></text:p>
            </draw:text-box>
          </draw:frame>
          <draw:frame draw:style-name="gr64" draw:text-style-name="P20" draw:layer="layout" svg:width="2.403cm" svg:height="0.962cm" svg:x="6.974cm" svg:y="6.838cm">
            <draw:text-box>
              <text:p><text:span text:style-name="T21">spwb()</text:span></text:p>
            </draw:text-box>
          </draw:frame>
          <draw:custom-shape draw:style-name="gr65" draw:text-style-name="P19" draw:layer="layout" svg:width="13.2cm" svg:height="8.8cm" svg:x="7cm" svg:y="7.8cm">
            <text:p/>
            <draw:enhanced-geometry svg:viewBox="0 0 21600 21600" draw:type="rectangle" draw:enhanced-path="M 0 0 L 21600 0 21600 21600 0 21600 0 0 Z N"/>
          </draw:custom-shape>
          <draw:frame draw:style-name="gr66" draw:text-style-name="P23" draw:layer="layout" svg:width="7.669cm" svg:height="2.015cm" svg:x="10.5cm" svg:y="5.485cm">
            <draw:text-box>
              <text:p text:style-name="P22"><text:span text:style-name="T23">carbon balance</text:span></text:p>
              <text:p text:style-name="P22"><text:span text:style-name="T23">tissue growth and senescence</text:span></text:p>
              <text:p text:style-name="P22"><text:span text:style-name="T23">mortality</text:span></text:p>
            </draw:text-box>
          </draw:frame>
          <draw:frame draw:style-name="gr67" draw:text-style-name="P23" draw:layer="layout" svg:width="4.977cm" svg:height="3.191cm" svg:x="13.4cm" svg:y="12.3cm">
            <draw:text-box>
              <text:p text:style-name="P22"><text:span text:style-name="T23">soil hydrology</text:span></text:p>
              <text:p text:style-name="P22"><text:span text:style-name="T23">rainfall interception</text:span></text:p>
              <text:p text:style-name="P22"><text:span text:style-name="T23">soil water balance</text:span></text:p>
              <text:p text:style-name="P22"><text:span text:style-name="T23">leaf phenology</text:span></text:p>
              <text:p text:style-name="P22"><text:span text:style-name="T23">plant transpiration</text:span></text:p>
            </draw:text-box>
          </draw:frame>
          <draw:custom-shape draw:style-name="gr68" draw:text-style-name="P19" draw:layer="layout" svg:width="11.4cm" svg:height="7cm" svg:x="8cm" svg:y="9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7.8cm" svg:y="8.161cm">
            <draw:text-box>
              <text:p><text:span text:style-name="T24">advanced</text:span></text:p>
            </draw:text-box>
          </draw:frame>
          <draw:frame draw:style-name="gr70" draw:text-style-name="P23" draw:layer="layout" svg:width="5.121cm" svg:height="2.603cm" svg:x="11.753cm" svg:y="9.266cm">
            <draw:text-box>
              <text:p text:style-name="P22"><text:span text:style-name="T23">energy balance</text:span></text:p>
              <text:p text:style-name="P22"><text:span text:style-name="T23">plant water balance</text:span></text:p>
              <text:p text:style-name="P22"><text:span text:style-name="T23">plant hydraulics</text:span></text:p>
              <text:p text:style-name="P22"><text:span text:style-name="T23">photosynthesis</text:span></text:p>
            </draw:text-box>
          </draw:frame>
          <draw:custom-shape draw:style-name="gr71" draw:text-style-name="P19" draw:layer="layout" svg:width="9.8cm" svg:height="3.391cm" svg:x="8.8cm" svg:y="12.2cm">
            <text:p/>
            <draw:enhanced-geometry svg:viewBox="0 0 21600 21600" draw:type="rectangle" draw:enhanced-path="M 0 0 L 21600 0 21600 21600 0 21600 0 0 Z N"/>
          </draw:custom-shape>
          <draw:frame draw:style-name="gr69" draw:text-style-name="P24" draw:layer="layout" svg:width="2.813cm" svg:height="0.839cm" svg:x="8.801cm" svg:y="11.362cm">
            <draw:text-box>
              <text:p><text:span text:style-name="T24">basic</text:span></text:p>
            </draw:text-box>
          </draw:frame>
        </draw:g>
        <presentation:notes draw:style-name="dp2">
          <draw:page-thumbnail draw:style-name="gr10" draw:layer="layout" svg:width="19.798cm" svg:height="11.136cm" svg:x="0.6cm" svg:y="2.257cm" draw:page-number="9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72" draw:text-style-name="P11" draw:layer="layout" svg:width="24.2cm" svg:height="14.971cm" svg:x="0.593cm" svg:y="1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560" draw:style-name="gr1" draw:text-style-name="P1" draw:layer="layout" svg:width="9.067cm" svg:height="13.371cm" svg:x="-0.7cm" svg:y="3.7cm">
          <draw:image xlink:href="Pictures/100000000000028A00000340D00CBFDF9566622B.jpg" xlink:type="simple" xlink:show="embed" xlink:actuate="onLoad" loext:mime-type="image/jpeg">
            <text:p/>
          </draw:image>
        </draw:frame>
        <draw:custom-shape draw:name="CustomShape 2" draw:style-name="gr73" draw:text-style-name="P2" draw:layer="layout" svg:width="25.009cm" svg:height="13.771cm" svg:x="0cm" svg:y="3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74" draw:text-style-name="P7" draw:layer="layout" svg:width="4.9cm" svg:height="1.476cm" svg:x="7.5cm" svg:y="1.724cm">
          <text:p text:style-name="P6"><text:span text:style-name="T25">Water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75" draw:text-style-name="P7" draw:layer="layout" svg:width="5.696cm" svg:height="1.476cm" svg:x="20.004cm" svg:y="1.724cm">
          <text:p text:style-name="P6"><text:span text:style-name="T25">Carbon variable/proces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76" draw:text-style-name="P26" xml:id="id11" draw:id="id11" draw:layer="layout" svg:width="4.2cm" svg:height="0.79cm" svg:x="7.6cm" svg:y="3.925cm">
          <text:p text:style-name="P25"><text:span text:style-name="T26">Leaf transpi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77" draw:text-style-name="P28" xml:id="id9" draw:id="id9" draw:layer="layout" svg:width="5.53cm" svg:height="1.044cm" svg:x="19.67cm" svg:y="8.443cm">
          <text:p text:style-name="P27"><text:span text:style-name="T26">Leaf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78" draw:text-style-name="P26" xml:id="id8" draw:id="id8" draw:layer="layout" svg:width="4cm" svg:height="1.026cm" svg:x="7.6cm" svg:y="5.817cm">
          <text:p text:style-name="P25"><text:span text:style-name="T26">Leaf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79" draw:text-style-name="P30" draw:layer="layout" svg:width="4.052cm" svg:height="0.952cm" svg:x="13.448cm" svg:y="3.6cm">
          <text:p text:style-name="P29"><text:span text:style-name="T27">Stomatal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32" xml:id="id10" draw:id="id10" draw:layer="layout" svg:width="4.386cm" svg:height="0.897cm" svg:x="19.614cm" svg:y="5.903cm">
          <text:p text:style-name="P31"><text:span text:style-name="T26">Leaf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30" draw:layer="layout" svg:width="5.4cm" svg:height="0.6cm" svg:x="12.6cm" svg:y="9.657cm">
          <text:p text:style-name="P29"><text:span text:style-name="T27">Leaf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26" xml:id="id13" draw:id="id13" draw:layer="layout" svg:width="3.6cm" svg:height="1.026cm" svg:x="6.8cm" svg:y="12.507cm">
          <text:p text:style-name="P25"><text:span text:style-name="T26">Stem conducta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3" draw:text-style-name="P26" xml:id="id16" draw:id="id16" draw:layer="layout" svg:width="5.066cm" svg:height="1.026cm" svg:x="19.527cm" svg:y="13.123cm">
          <text:p text:style-name="P25"><text:span text:style-name="T26">Sapwood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0" draw:style-name="gr81" draw:text-style-name="P30" draw:layer="layout" svg:width="5.4cm" svg:height="0.6cm" svg:x="12.8cm" svg:y="14.4cm">
          <text:p text:style-name="P29"><text:span text:style-name="T27">Sapwood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2" draw:style-name="gr84" draw:text-style-name="P26" xml:id="id14" draw:id="id14" draw:layer="layout" svg:width="5.537cm" svg:height="1.026cm" svg:x="19.472cm" svg:y="11.368cm">
          <text:p text:style-name="P25"><text:span text:style-name="T26">Sapwood metabolic carb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4" draw:style-name="gr85" draw:text-style-name="P28" xml:id="id15" draw:id="id15" draw:layer="layout" svg:width="3.51cm" svg:height="1.304cm" svg:x="8.69cm" svg:y="11.268cm">
          <text:p text:style-name="P27"><text:span text:style-name="T26">Stem water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6" draw:style-name="gr81" draw:text-style-name="P30" draw:layer="layout" svg:width="5.4cm" svg:height="0.6cm" svg:x="13cm" svg:y="8.22cm">
          <text:p text:style-name="P29"><text:span text:style-name="T27">Leaf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7" draw:style-name="gr86" draw:text-style-name="P30" draw:layer="layout" svg:width="5.8cm" svg:height="0.952cm" svg:x="12.6cm" svg:y="5.585cm">
          <text:p text:style-name="P29"><text:span text:style-name="T27">Leaf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8" draw:style-name="gr87" draw:text-style-name="P1" draw:layer="layout" svg:x1="11.484cm" svg:y1="5.817cm" svg:x2="10.468cm" svg:y2="4.718cm">
          <text:p/>
        </draw:line>
        <draw:line draw:name="Line 29" draw:style-name="gr88" draw:text-style-name="P1" draw:layer="layout" svg:x1="13.516cm" svg:y1="12.284cm" svg:x2="18.527cm" svg:y2="13.808cm">
          <text:p/>
        </draw:line>
        <draw:custom-shape draw:name="CustomShape 30" draw:style-name="gr89" draw:text-style-name="P1" draw:layer="layout" svg:width="4.854cm" svg:height="0.137cm" svg:x="13.716cm" svg:y="11.168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1" draw:style-name="gr90" draw:text-style-name="P30" draw:layer="layout" svg:width="5.2cm" svg:height="0.952cm" svg:x="13cm" svg:y="11.238cm">
          <text:p text:style-name="P29"><text:span text:style-name="T27">Sapwood osmotic potentia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2" draw:style-name="gr91" draw:text-style-name="P26" xml:id="id17" draw:id="id17" draw:layer="layout" svg:width="5.391cm" svg:height="1.086cm" svg:x="19.409cm" svg:y="15.959cm">
          <text:p text:style-name="P25"><text:span text:style-name="T26">Fine root growth and senescen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34" draw:style-name="gr87" draw:text-style-name="P1" draw:layer="layout" svg:x1="11.484cm" svg:y1="11.268cm" svg:x2="10.214cm" svg:y2="4.718cm">
          <text:p/>
        </draw:line>
        <draw:custom-shape draw:name="CustomShape 35" draw:style-name="gr92" draw:text-style-name="P1" draw:layer="layout" svg:width="5.404cm" svg:height="0.003cm" svg:x="13.508cm" svg:y="5.712cm">
          <text:p/>
          <draw:enhanced-geometry draw:mirror-horizontal="false" draw:mirror-vertical="tru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36" draw:style-name="gr93" draw:text-style-name="P34" draw:layer="layout" svg:width="5.909cm" svg:height="0.718cm" svg:x="12.891cm" svg:y="2.424cm">
          <text:p text:style-name="P33"><text:span text:style-name="T28">Communication vari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1" draw:style-name="gr87" draw:text-style-name="P1" draw:layer="layout" svg:x1="21.782cm" svg:y1="12.538cm" svg:x2="22.798cm" svg:y2="13.3cm">
          <text:p/>
        </draw:line>
        <draw:custom-shape draw:name="CustomShape 42" draw:style-name="gr94" draw:text-style-name="P36" draw:layer="layout" svg:width="5.2cm" svg:height="0.6cm" svg:x="13cm" svg:y="12.884cm">
          <text:p text:style-name="P35"><text:span text:style-name="T27">Cambium turg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3" draw:style-name="gr95" draw:text-style-name="P26" xml:id="id18" draw:id="id18" draw:layer="layout" svg:width="4.937cm" svg:height="1.521cm" svg:x="7.663cm" svg:y="15.7cm">
          <text:p text:style-name="P25"><text:span text:style-name="T26">Fine root conductance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4" draw:style-name="gr88" draw:text-style-name="P1" draw:layer="layout" svg:x1="8.182cm" svg:y1="12.03cm" svg:x2="9.51cm" svg:y2="4.615cm">
          <text:p/>
        </draw:line>
        <draw:custom-shape draw:name="CustomShape 45" draw:style-name="gr96" draw:text-style-name="P30" draw:layer="layout" svg:width="5.6cm" svg:height="0.952cm" svg:x="13cm" svg:y="15.5cm">
          <text:p text:style-name="P29"><text:span text:style-name="T27">Fine root biomass and distribu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46" draw:style-name="gr88" draw:text-style-name="P1" draw:layer="layout" svg:x1="10.368cm" svg:y1="10.406cm" svg:x2="8.69cm" svg:y2="12.03cm">
          <text:p/>
        </draw:line>
        <draw:line draw:name="Line 47" draw:style-name="gr88" draw:text-style-name="P1" draw:layer="layout" svg:x1="0cm" svg:y1="0cm" svg:x2="0.001cm" svg:y2="0.001cm">
          <text:p/>
        </draw:line>
        <draw:connector draw:style-name="gr97" draw:text-style-name="P37" draw:layer="layout" svg:x1="9.6cm" svg:y1="6.843cm" svg:x2="19.67cm" svg:y2="8.965cm" draw:start-shape="id8" draw:start-glue-point="2" draw:end-shape="id9" draw:end-glue-point="3" svg:d="M9600 6843v2122h10070" svg:viewBox="0 0 10071 2123">
          <text:p/>
        </draw:connector>
        <draw:connector draw:style-name="gr98" draw:text-style-name="P37" draw:layer="layout" draw:type="line" svg:x1="11.6cm" svg:y1="6.33cm" svg:x2="19.614cm" svg:y2="6.351cm" draw:start-shape="id8" draw:start-glue-point="1" draw:end-shape="id10" draw:end-glue-point="3" svg:d="M11600 6330l8014 21" svg:viewBox="0 0 8015 22">
          <text:p/>
        </draw:connector>
        <draw:connector draw:style-name="gr99" draw:text-style-name="P37" draw:layer="layout" draw:type="line" svg:x1="11.8cm" svg:y1="4.32cm" svg:x2="19.614cm" svg:y2="4.351cm" draw:start-shape="id11" draw:start-glue-point="1" draw:end-shape="id12" draw:end-glue-point="3" svg:d="M11800 4320l7814 31" svg:viewBox="0 0 7815 32">
          <text:p/>
        </draw:connector>
        <draw:connector draw:style-name="gr97" draw:text-style-name="P37" draw:layer="layout" draw:line-skew="-0.74cm" svg:x1="22.435cm" svg:y1="9.487cm" svg:x2="8.6cm" svg:y2="12.507cm" draw:start-shape="id9" draw:start-glue-point="2" draw:end-shape="id13" draw:end-glue-point="0" svg:d="M22435 9487v770h-13835v2250" svg:viewBox="0 0 13836 3021">
          <text:p/>
        </draw:connector>
        <draw:connector draw:style-name="gr97" draw:text-style-name="P37" draw:layer="layout" draw:type="line" svg:x1="19.472cm" svg:y1="11.881cm" svg:x2="12.2cm" svg:y2="11.92cm" draw:start-shape="id14" draw:start-glue-point="3" draw:end-shape="id15" draw:end-glue-point="1" svg:d="M19472 11881l-7272 39" svg:viewBox="0 0 7273 40">
          <text:p/>
        </draw:connector>
        <draw:connector draw:style-name="gr97" draw:text-style-name="P37" draw:layer="layout" svg:x1="10.445cm" svg:y1="12.572cm" svg:x2="19.527cm" svg:y2="13.636cm" draw:start-shape="id15" draw:start-glue-point="2" draw:end-shape="id16" draw:end-glue-point="3" svg:d="M10445 12572v1064h9082" svg:viewBox="0 0 9083 1065">
          <text:p/>
        </draw:connector>
        <draw:connector draw:style-name="gr97" draw:text-style-name="P37" draw:layer="layout" draw:type="line" svg:x1="19.409cm" svg:y1="16.502cm" svg:x2="12.6cm" svg:y2="16.46cm" draw:start-shape="id17" draw:start-glue-point="3" draw:end-shape="id18" draw:end-glue-point="1" svg:d="M19409 16502l-6809-42" svg:viewBox="0 0 6810 43">
          <text:p/>
        </draw:connector>
        <draw:connector draw:style-name="gr97" draw:text-style-name="P37" draw:layer="layout" draw:line-skew="0.351cm" svg:x1="22.06cm" svg:y1="14.149cm" svg:x2="8.6cm" svg:y2="13.533cm" draw:start-shape="id16" draw:start-glue-point="2" draw:end-shape="id13" draw:end-glue-point="2" svg:d="M22060 14149v884h-13460v-1500" svg:viewBox="0 0 13461 1501">
          <text:p/>
        </draw:connector>
        <draw:custom-shape draw:name="CustomShape 12_0" draw:style-name="gr80" draw:text-style-name="P28" xml:id="id12" draw:id="id12" draw:layer="layout" svg:width="4.386cm" svg:height="0.897cm" svg:x="19.614cm" svg:y="3.903cm">
          <text:p text:style-name="P27"><text:span text:style-name="T26">Leaf photo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0" draw:layer="layout" svg:width="19.798cm" svg:height="11.136cm" svg:x="0.6cm" svg:y="2.257cm" draw:page-number="10" presentation:class="page"/>
          <draw:frame presentation:style-name="pr1" draw:text-style-name="P3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style-name="gr100" draw:text-style-name="P39" draw:layer="layout" svg:width="2.2cm" svg:height="19.05cm" svg:x="0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4.8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9.6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4.3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19.1cm" svg:y="0cm">
          <text:p/>
          <draw:enhanced-geometry svg:viewBox="0 0 21600 21600" draw:type="rectangle" draw:enhanced-path="M 0 0 L 21600 0 21600 21600 0 21600 0 0 Z N"/>
        </draw:custom-shape>
        <draw:custom-shape draw:style-name="gr100" draw:text-style-name="P39" draw:layer="layout" svg:width="2.2cm" svg:height="19.05cm" svg:x="23.9cm" svg:y="0cm">
          <text:p/>
          <draw:enhanced-geometry svg:viewBox="0 0 21600 21600" draw:type="rectangle" draw:enhanced-path="M 0 0 L 21600 0 21600 21600 0 21600 0 0 Z N"/>
        </draw:custom-shape>
        <draw:custom-shape draw:name="CustomShape 8_0" draw:style-name="gr101" draw:text-style-name="P41" draw:layer="layout" svg:width="2.4cm" svg:height="1.026cm" svg:x="0cm" svg:y="0cm">
          <text:p text:style-name="P40"><text:span text:style-name="T29">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" draw:style-name="gr102" draw:text-style-name="P41" draw:layer="layout" svg:width="2.4cm" svg:height="0.8cm" svg:x="4.7cm" svg:y="0cm">
          <text:p text:style-name="P40"><text:span text:style-name="T29">10-2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" draw:style-name="gr102" draw:text-style-name="P41" draw:layer="layout" svg:width="2.4cm" svg:height="0.8cm" svg:x="9.5cm" svg:y="0cm">
          <text:p text:style-name="P40"><text:span text:style-name="T29">30-4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" draw:style-name="gr102" draw:text-style-name="P41" draw:layer="layout" svg:width="2.4cm" svg:height="0.8cm" svg:x="14.2cm" svg:y="0cm">
          <text:p text:style-name="P40"><text:span text:style-name="T29">50-6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" draw:style-name="gr102" draw:text-style-name="P41" draw:layer="layout" svg:width="2.4cm" svg:height="0.8cm" svg:x="19cm" svg:y="0cm">
          <text:p text:style-name="P40"><text:span text:style-name="T29">70-8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5" draw:style-name="gr102" draw:text-style-name="P41" draw:layer="layout" svg:width="2.4cm" svg:height="0.8cm" svg:x="23.9cm" svg:y="0cm">
          <text:p text:style-name="P40"><text:span text:style-name="T30">1</text:span><text:span text:style-name="T29">0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6" draw:style-name="gr103" draw:text-style-name="P30" xml:id="id20" draw:id="id20" draw:layer="layout" svg:width="1.8cm" svg:height="0.9cm" svg:x="0cm" svg:y="2.4cm">
          <text:p text:style-name="P29"><text:span text:style-name="T31">Hma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7" draw:style-name="gr104" draw:text-style-name="P30" xml:id="id21" draw:id="id21" draw:layer="layout" svg:width="2.2cm" svg:height="0.9cm" svg:x="0cm" svg:y="3.399cm">
          <text:p text:style-name="P29"><text:span text:style-name="T31">Life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8" draw:style-name="gr105" draw:text-style-name="P30" xml:id="id23" draw:id="id23" draw:layer="layout" svg:width="2cm" svg:height="0.9cm" svg:x="0cm" svg:y="4.373cm">
          <text:p text:style-name="P29"><text:span text:style-name="T31">Grou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9" draw:style-name="gr106" draw:text-style-name="P30" xml:id="id19" draw:id="id19" draw:layer="layout" svg:width="2.6cm" svg:height="1.4cm" svg:x="3.6cm" svg:y="2.1cm">
          <text:p text:style-name="P29"><text:span text:style-name="T32">Shrub allometries</text:span></text:p>
          <text:p text:style-name="P29"><text:span text:style-name="T31">(1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7" draw:text-style-name="P42" draw:layer="layout" draw:type="line" svg:x1="3.6cm" svg:y1="2.8cm" svg:x2="1.8cm" svg:y2="2.85cm" draw:start-shape="id19" draw:start-glue-point="3" draw:end-shape="id20" draw:end-glue-point="1" svg:d="M3600 2800l-1800 50" svg:viewBox="0 0 1801 51">
          <text:p/>
        </draw:connector>
        <draw:connector draw:style-name="gr107" draw:text-style-name="P42" draw:layer="layout" draw:type="line" svg:x1="3.6cm" svg:y1="2.8cm" svg:x2="2.2cm" svg:y2="3.849cm" draw:start-shape="id19" draw:start-glue-point="3" draw:end-shape="id21" draw:end-glue-point="1" svg:d="M3600 2800l-1400 1049" svg:viewBox="0 0 1401 1050">
          <text:p/>
        </draw:connector>
        <draw:custom-shape draw:name="CustomShape 8_10" draw:style-name="gr103" draw:text-style-name="P26" xml:id="id31" draw:id="id31" draw:layer="layout" svg:width="1.8cm" svg:height="0.9cm" svg:x="0.1cm" svg:y="11.8cm">
          <text:p text:style-name="P25"><text:span text:style-name="T31">Famil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1" draw:style-name="gr106" draw:text-style-name="P30" xml:id="id22" draw:id="id22" draw:layer="layout" svg:width="2.6cm" svg:height="1.4cm" svg:x="16.6cm" svg:y="1.6cm">
          <text:p text:style-name="P29"><text:span text:style-name="T32">Tree allometries</text:span></text:p>
          <text:p text:style-name="P29"><text:span text:style-name="T31">(6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6cm" svg:y1="2.3cm" svg:x2="2cm" svg:y2="4.823cm" draw:start-shape="id22" draw:start-glue-point="3" draw:end-shape="id23" draw:end-glue-point="1" svg:d="M16600 2300l-14600 2523" svg:viewBox="0 0 14601 2524">
          <text:p/>
        </draw:connector>
        <draw:custom-shape draw:name="CustomShape 8_12" draw:style-name="gr109" draw:text-style-name="P26" xml:id="id24" draw:id="id24" draw:layer="layout" svg:width="3.5cm" svg:height="1.2cm" svg:x="22.9cm" svg:y="2.2cm">
          <text:p text:style-name="P25"><text:span text:style-name="T31">StemAF/conduit2sapwood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2.9cm" svg:y1="2.8cm" svg:x2="2cm" svg:y2="4.823cm" draw:start-shape="id24" draw:start-glue-point="3" draw:end-shape="id23" draw:end-glue-point="1" svg:d="M22900 2800l-20900 2023" svg:viewBox="0 0 20901 2024">
          <text:p/>
        </draw:connector>
        <draw:custom-shape draw:name="CustomShape 8_13" draw:style-name="gr110" draw:text-style-name="P26" xml:id="id26" draw:id="id26" draw:layer="layout" svg:width="3.2cm" svg:height="0.9cm" svg:x="0cm" svg:y="0.973cm">
          <text:p text:style-name="P25"><text:span text:style-name="T31">Phenology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4" draw:style-name="gr111" draw:text-style-name="P44" xml:id="id25" draw:id="id25" draw:layer="layout" svg:width="2.7cm" svg:height="1.227cm" svg:x="23.7cm" svg:y="0.673cm">
          <text:p text:style-name="P43"><text:span text:style-name="T33">Leaf phenology</text:span></text:p>
          <text:p text:style-name="P43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3.7cm" svg:y1="1.286cm" svg:x2="3.2cm" svg:y2="1.423cm" draw:start-shape="id25" draw:start-glue-point="3" draw:end-shape="id26" draw:end-glue-point="1" svg:d="M23700 1286l-20500 137" svg:viewBox="0 0 20501 138">
          <text:p/>
        </draw:connector>
        <draw:custom-shape draw:name="CustomShape 8_15" draw:style-name="gr113" draw:text-style-name="P26" xml:id="id47" draw:id="id47" draw:layer="layout" svg:width="2.422cm" svg:height="0.8cm" svg:x="-0.122cm" svg:y="5.3cm">
          <text:p text:style-name="P25"><text:span text:style-name="T31">Leaf sha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16" draw:style-name="gr114" draw:text-style-name="P26" xml:id="id27" draw:id="id27" draw:layer="layout" svg:width="1.4cm" svg:height="1.2cm" svg:x="3.4cm" svg:y="7.3cm">
          <text:p text:style-name="P25"><text:span text:style-name="T31">SLA</text:span></text:p>
          <text:p text:style-name="P25"><text:span text:style-name="T31">(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4cm" svg:y1="7.9cm" svg:x2="2.4cm" svg:y2="6.45cm" draw:start-shape="id27" draw:start-glue-point="3" draw:end-shape="id28" draw:end-glue-point="6" svg:d="M3400 7900l-1000-1450" svg:viewBox="0 0 1001 1451">
          <text:p/>
        </draw:connector>
        <draw:custom-shape draw:name="CustomShape 8_17" draw:style-name="gr113" draw:text-style-name="P26" draw:layer="layout" svg:width="2.422cm" svg:height="0.8cm" svg:x="-0.222cm" svg:y="6.8cm">
          <text:p text:style-name="P25"><text:span text:style-name="T31">Leaf siz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15" draw:text-style-name="P45" xml:id="id28" draw:id="id28" draw:layer="layout" svg:width="0.4cm" svg:height="2.1cm" svg:x="2cm" svg:y="5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CustomShape 8_19" draw:style-name="gr102" draw:text-style-name="P41" draw:layer="layout" svg:width="2.4cm" svg:height="0.8cm" svg:x="2.2cm" svg:y="0cm">
          <text:p text:style-name="P40"><text:span text:style-name="T29">0-1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.1cm" svg:y1="7.7cm" svg:x2="2.4cm" svg:y2="6.45cm" draw:start-shape="id29" draw:start-glue-point="3" draw:end-shape="id28" draw:end-glue-point="6" svg:d="M7100 7700l-4700-1250" svg:viewBox="0 0 4701 1251">
          <text:p/>
        </draw:connector>
        <draw:custom-shape draw:name="CustomShape 8_20" draw:style-name="gr102" draw:text-style-name="P41" draw:layer="layout" svg:width="2.4cm" svg:height="0.8cm" svg:x="7.2cm" svg:y="0cm">
          <text:p text:style-name="P40"><text:span text:style-name="T29">20-3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1" draw:style-name="gr102" draw:text-style-name="P41" draw:layer="layout" svg:width="2.4cm" svg:height="0.8cm" svg:x="12cm" svg:y="0cm">
          <text:p text:style-name="P40"><text:span text:style-name="T29">40-5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2" draw:style-name="gr102" draw:text-style-name="P41" draw:layer="layout" svg:width="2.4cm" svg:height="0.8cm" svg:x="21.3cm" svg:y="0cm">
          <text:p text:style-name="P40"><text:span text:style-name="T29">80-9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3" draw:style-name="gr102" draw:text-style-name="P41" draw:layer="layout" svg:width="2.4cm" svg:height="0.8cm" svg:x="16.6cm" svg:y="0cm">
          <text:p text:style-name="P40"><text:span text:style-name="T29">60-70%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4" draw:style-name="gr116" draw:text-style-name="P26" xml:id="id30" draw:id="id30" draw:layer="layout" svg:width="2.5cm" svg:height="1.2cm" svg:x="21.3cm" svg:y="6.6cm">
          <text:p text:style-name="P25"><text:span text:style-name="T31">WUE</text:span></text:p>
          <text:p text:style-name="P25"><text:span text:style-name="T31">(8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1.3cm" svg:y1="7.2cm" svg:x2="1.9cm" svg:y2="12.25cm" draw:start-shape="id30" draw:start-glue-point="3" draw:end-shape="id31" draw:end-glue-point="1" svg:d="M21300 7200l-19400 5050" svg:viewBox="0 0 19401 5051">
          <text:p/>
        </draw:connector>
        <draw:custom-shape draw:name="CustomShape 8_25" draw:style-name="gr117" draw:text-style-name="P26" xml:id="id32" draw:id="id32" draw:layer="layout" svg:width="1.9cm" svg:height="1.2cm" svg:x="14.544cm" svg:y="7.079cm">
          <text:p text:style-name="P25"><text:span text:style-name="T31">Al2As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544cm" svg:y1="7.679cm" svg:x2="1.9cm" svg:y2="12.25cm" draw:start-shape="id32" draw:start-glue-point="3" draw:end-shape="id31" draw:end-glue-point="1" svg:d="M14544 7679l-12644 4571" svg:viewBox="0 0 12645 4572">
          <text:p/>
        </draw:connector>
        <draw:custom-shape draw:name="CustomShape 8_26" draw:style-name="gr118" draw:text-style-name="P26" xml:id="id33" draw:id="id33" draw:layer="layout" svg:width="1.7cm" svg:height="1.2cm" svg:x="15.4cm" svg:y="5.2cm">
          <text:p text:style-name="P25"><text:span text:style-name="T31">r635</text:span></text:p>
          <text:p text:style-name="P25"><text:span text:style-name="T31">(6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5.4cm" svg:y1="5.8cm" svg:x2="2.4cm" svg:y2="6.45cm" draw:start-shape="id33" draw:start-glue-point="3" draw:end-shape="id28" draw:end-glue-point="6" svg:d="M15400 5800l-13000 650" svg:viewBox="0 0 13001 651">
          <text:p/>
        </draw:connector>
        <draw:custom-shape draw:name="CustomShape 8_18" draw:style-name="gr116" draw:text-style-name="P26" xml:id="id29" draw:id="id29" draw:layer="layout" svg:width="2.5cm" svg:height="1.2cm" svg:x="7.1cm" svg:y="7.1cm">
          <text:p text:style-name="P25"><text:span text:style-name="T31">LeafWidth</text:span></text:p>
          <text:p text:style-name="P25"><text:span text:style-name="T31">(2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27" draw:style-name="gr119" draw:text-style-name="P26" xml:id="id34" draw:id="id34" draw:layer="layout" svg:width="2.8cm" svg:height="1.2cm" svg:x="3.6cm" svg:y="17.4cm">
          <text:p text:style-name="P25"><text:span text:style-name="T31">WoodDensity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3.6cm" svg:y1="18cm" svg:x2="1.9cm" svg:y2="12.25cm" draw:start-shape="id34" draw:start-glue-point="3" draw:end-shape="id31" draw:end-glue-point="1" svg:d="M3600 18000l-1700-5750" svg:viewBox="0 0 1701 5751">
          <text:p/>
        </draw:connector>
        <draw:custom-shape draw:name="CustomShape 8_28" draw:style-name="gr119" draw:text-style-name="P26" xml:id="id35" draw:id="id35" draw:layer="layout" svg:width="2.8cm" svg:height="1.2cm" svg:x="7cm" svg:y="8.3cm">
          <text:p text:style-name="P25"><text:span text:style-name="T31">LeafDensity</text:span></text:p>
          <text:p text:style-name="P25"><text:span text:style-name="T31">(2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7cm" svg:y1="8.9cm" svg:x2="1.9cm" svg:y2="12.25cm" draw:start-shape="id35" draw:start-glue-point="3" draw:end-shape="id31" draw:end-glue-point="1" svg:d="M7000 8900l-5100 3350" svg:viewBox="0 0 5101 3351">
          <text:p/>
        </draw:connector>
        <draw:custom-shape draw:name="CustomShape 8_29" draw:style-name="gr120" draw:text-style-name="P26" xml:id="id36" draw:id="id36" draw:layer="layout" svg:width="2.7cm" svg:height="1.2cm" svg:x="23.336cm" svg:y="17.241cm">
          <text:p text:style-name="P25"><text:span text:style-name="T31">StemPI0 / StemEPS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336cm" svg:y1="17.841cm" svg:x2="6.4cm" svg:y2="18cm" draw:start-shape="id36" draw:start-glue-point="3" draw:end-shape="id34" draw:end-glue-point="1" svg:d="M23336 17841l-16936 159" svg:viewBox="0 0 16937 160">
          <text:p/>
        </draw:connector>
        <draw:custom-shape draw:name="CustomShape 8_30" draw:style-name="gr121" draw:text-style-name="P26" xml:id="id37" draw:id="id37" draw:layer="layout" svg:width="1.6cm" svg:height="1.2cm" svg:x="9.9cm" svg:y="10.2cm">
          <text:p text:style-name="P25"><text:span text:style-name="T31">P50</text:span></text:p>
          <text:p text:style-name="P25"><text:span text:style-name="T31">(3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9.9cm" svg:y1="10.8cm" svg:x2="1.9cm" svg:y2="12.25cm" draw:start-shape="id37" draw:start-glue-point="3" draw:end-shape="id31" draw:end-glue-point="1" svg:d="M9900 10800l-8000 1450" svg:viewBox="0 0 8001 1451">
          <text:p/>
        </draw:connector>
        <draw:custom-shape draw:name="CustomShape 8_31" draw:style-name="gr117" draw:text-style-name="P26" xml:id="id38" draw:id="id38" draw:layer="layout" svg:width="1.9cm" svg:height="1.2cm" svg:x="12.4cm" svg:y="10.6cm">
          <text:p text:style-name="P25"><text:span text:style-name="T31">VCstem</text:span></text:p>
          <text:p text:style-name="P25"><text:span text:style-name="T31">(4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2.4cm" svg:y1="11.2cm" svg:x2="11.5cm" svg:y2="10.8cm" draw:start-shape="id38" draw:start-glue-point="3" draw:end-shape="id37" draw:end-glue-point="1" svg:d="M12400 11200l-900-400" svg:viewBox="0 0 901 401">
          <text:p/>
        </draw:connector>
        <draw:custom-shape draw:name="CustomShape 8_32" draw:style-name="gr117" draw:text-style-name="P26" xml:id="id39" draw:id="id39" draw:layer="layout" svg:width="1.9cm" svg:height="1.2cm" svg:x="24.1cm" svg:y="7.7cm">
          <text:p text:style-name="P25"><text:span text:style-name="T31">VCroot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4.1cm" svg:y1="8.3cm" svg:x2="11.5cm" svg:y2="10.8cm" draw:start-shape="id39" draw:start-glue-point="3" draw:end-shape="id37" draw:end-glue-point="1" svg:d="M24100 8300l-12600 2500" svg:viewBox="0 0 12601 2501">
          <text:p/>
        </draw:connector>
        <draw:custom-shape draw:name="CustomShape 8_33" draw:style-name="gr121" draw:text-style-name="P26" xml:id="id41" draw:id="id41" draw:layer="layout" svg:width="1.6cm" svg:height="1.2cm" svg:x="14.6cm" svg:y="11.2cm">
          <text:p text:style-name="P25"><text:span text:style-name="T31">Ptlp</text:span></text:p>
          <text:p text:style-name="P25"><text:span text:style-name="T31">(55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34" draw:style-name="gr122" draw:text-style-name="P26" xml:id="id40" draw:id="id40" draw:layer="layout" svg:width="2.136cm" svg:height="1.2cm" svg:x="17cm" svg:y="12.404cm">
          <text:p text:style-name="P25"><text:span text:style-name="T31">LeafPI0 / LeafEPS</text:span></text:p>
          <text:p text:style-name="P25"><text:span text:style-name="T31">(69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cm" svg:y1="13.004cm" svg:x2="1.9cm" svg:y2="12.25cm" draw:start-shape="id40" draw:start-glue-point="3" draw:end-shape="id31" draw:end-glue-point="1" svg:d="M17000 13004l-15100-754" svg:viewBox="0 0 15101 755">
          <text:p/>
        </draw:connector>
        <draw:connector draw:style-name="gr108" draw:text-style-name="P37" draw:layer="layout" draw:type="line" svg:x1="16.2cm" svg:y1="11.8cm" svg:x2="17cm" svg:y2="13.004cm" draw:start-shape="id41" draw:start-glue-point="1" draw:end-shape="id40" draw:end-glue-point="3" svg:d="M16200 11800l800 1204" svg:viewBox="0 0 801 1205">
          <text:p/>
        </draw:connector>
        <draw:custom-shape draw:name="CustomShape 8_35" draw:style-name="gr123" draw:text-style-name="P26" xml:id="id42" draw:id="id42" draw:layer="layout" svg:width="2.2cm" svg:height="1.2cm" svg:x="23.9cm" svg:y="11.1cm">
          <text:p text:style-name="P25"><text:span text:style-name="T31">VC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1.7cm" svg:x2="16.2cm" svg:y2="11.8cm" draw:start-shape="id42" draw:start-glue-point="3" draw:end-shape="id41" draw:end-glue-point="1" svg:d="M23900 11700l-7700 100" svg:viewBox="0 0 7701 101">
          <text:p/>
        </draw:connector>
        <draw:custom-shape draw:name="CustomShape 8_36" draw:style-name="gr124" draw:text-style-name="P26" xml:id="id43" draw:id="id43" draw:layer="layout" svg:width="2cm" svg:height="1.2cm" svg:x="18.8cm" svg:y="14.2cm">
          <text:p text:style-name="P25"><text:span text:style-name="T31">Gswmax</text:span></text:p>
          <text:p text:style-name="P25"><text:span text:style-name="T31">(7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8.8cm" svg:y1="14.8cm" svg:x2="1.9cm" svg:y2="12.25cm" draw:start-shape="id43" draw:start-glue-point="3" draw:end-shape="id31" draw:end-glue-point="1" svg:d="M18800 14800l-16900-2550" svg:viewBox="0 0 16901 2551">
          <text:p/>
        </draw:connector>
        <draw:custom-shape draw:name="CustomShape 8_37" draw:style-name="gr124" draw:text-style-name="P26" xml:id="id44" draw:id="id44" draw:layer="layout" svg:width="2cm" svg:height="1.2cm" svg:x="17.5cm" svg:y="15.8cm">
          <text:p text:style-name="P25"><text:span text:style-name="T31">Gswmin</text:span></text:p>
          <text:p text:style-name="P25"><text:span text:style-name="T31">(68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5cm" svg:y1="16.4cm" svg:x2="1.9cm" svg:y2="12.25cm" draw:start-shape="id44" draw:start-glue-point="3" draw:end-shape="id31" draw:end-glue-point="1" svg:d="M17500 16400l-15600-4150" svg:viewBox="0 0 15601 4151">
          <text:p/>
        </draw:connector>
        <draw:custom-shape draw:name="CustomShape 8_38" draw:style-name="gr125" draw:text-style-name="P26" xml:id="id45" draw:id="id45" draw:layer="layout" svg:width="2.3cm" svg:height="1.2cm" svg:x="23.9cm" svg:y="14.2cm">
          <text:p text:style-name="P25"><text:span text:style-name="T31">kmax_leaf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23.9cm" svg:y1="14.8cm" svg:x2="20.8cm" svg:y2="14.8cm" draw:start-shape="id45" draw:start-glue-point="3" draw:end-shape="id43" draw:end-glue-point="1" svg:d="M23900 14800h-3100" svg:viewBox="0 0 3101 1">
          <text:p/>
        </draw:connector>
        <draw:custom-shape draw:name="CustomShape 8_39" draw:style-name="gr116" draw:text-style-name="P26" xml:id="id46" draw:id="id46" draw:layer="layout" svg:width="2.5cm" svg:height="1.2cm" svg:x="23.6cm" svg:y="4.3cm">
          <text:p text:style-name="P25"><text:span text:style-name="T32">Interception</text:span></text:p>
          <text:p text:style-name="P25"><text:span text:style-name="T31">(10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12" draw:text-style-name="P37" draw:layer="layout" draw:type="line" svg:x1="23.6cm" svg:y1="4.9cm" svg:x2="2.3cm" svg:y2="5.7cm" draw:start-shape="id46" draw:start-glue-point="3" draw:end-shape="id47" draw:end-glue-point="1" svg:d="M23600 4900l-21300 800" svg:viewBox="0 0 21301 801">
          <text:p/>
        </draw:connector>
        <draw:custom-shape draw:name="CustomShape 8_40" draw:style-name="gr116" draw:text-style-name="P26" xml:id="id48" draw:id="id48" draw:layer="layout" svg:width="2.5cm" svg:height="1.2cm" svg:x="13.3cm" svg:y="14.3cm">
          <text:p text:style-name="P25"><text:span text:style-name="T31">Kmax_stem</text:span></text:p>
          <text:p text:style-name="P25"><text:span text:style-name="T31">(50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3.3cm" svg:y1="14.9cm" svg:x2="1.9cm" svg:y2="12.25cm" draw:start-shape="id48" draw:start-glue-point="3" draw:end-shape="id31" draw:end-glue-point="1" svg:d="M13300 14900l-11400-2650" svg:viewBox="0 0 11401 2651">
          <text:p/>
        </draw:connector>
        <draw:connector draw:style-name="gr126" draw:text-style-name="P37" draw:layer="layout" draw:type="line" svg:x1="21.3cm" svg:y1="7.2cm" svg:x2="2.4cm" svg:y2="6.45cm" draw:start-shape="id30" draw:start-glue-point="3" draw:end-shape="id28" draw:end-glue-point="6" svg:d="M21300 7200l-18900-750" svg:viewBox="0 0 18901 751">
          <text:p/>
        </draw:connector>
        <draw:connector draw:style-name="gr126" draw:text-style-name="P37" draw:layer="layout" draw:type="line" svg:x1="14.544cm" svg:y1="7.679cm" svg:x2="2.4cm" svg:y2="6.45cm" draw:start-shape="id32" draw:start-glue-point="3" draw:end-shape="id28" draw:end-glue-point="6" svg:d="M14544 7679l-12144-1229" svg:viewBox="0 0 12145 1230">
          <text:p/>
        </draw:connector>
        <draw:connector draw:style-name="gr126" draw:text-style-name="P37" draw:layer="layout" draw:type="line" svg:x1="13.3cm" svg:y1="14.9cm" svg:x2="2cm" svg:y2="4.823cm" draw:start-shape="id48" draw:start-glue-point="3" draw:end-shape="id23" draw:end-glue-point="1" svg:d="M13300 14900l-11300-10077" svg:viewBox="0 0 11301 10078">
          <text:p/>
        </draw:connector>
        <draw:connector draw:style-name="gr126" draw:text-style-name="P37" draw:layer="layout" draw:type="line" svg:x1="9.9cm" svg:y1="10.8cm" svg:x2="2cm" svg:y2="4.823cm" draw:start-shape="id37" draw:start-glue-point="3" svg:d="M9900 10800l-7900-5977" svg:viewBox="0 0 7901 5978">
          <text:p/>
        </draw:connector>
        <draw:custom-shape draw:name="CustomShape 8_41" draw:style-name="gr118" draw:text-style-name="P26" xml:id="id49" draw:id="id49" draw:layer="layout" svg:width="1.7cm" svg:height="1.2cm" svg:x="17.1cm" svg:y="3.9cm">
          <text:p text:style-name="P25"><text:span text:style-name="T31">SAV</text:span></text:p>
          <text:p text:style-name="P25"><text:span text:style-name="T31">(66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7.1cm" svg:y1="4.5cm" svg:x2="2.4cm" svg:y2="6.45cm" draw:start-shape="id49" draw:start-glue-point="3" draw:end-shape="id28" draw:end-glue-point="6" svg:d="M17100 4500l-14700 1950" svg:viewBox="0 0 14701 1951">
          <text:p/>
        </draw:connector>
        <draw:custom-shape draw:name="CustomShape 8_42" draw:style-name="gr116" draw:text-style-name="P26" xml:id="id50" draw:id="id50" draw:layer="layout" svg:width="2.5cm" svg:height="1.2cm" svg:x="14.6cm" svg:y="3.4cm">
          <text:p text:style-name="P25"><text:span text:style-name="T31">HeatContent</text:span></text:p>
          <text:p text:style-name="P25"><text:span text:style-name="T31">(5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4.6cm" svg:y1="4cm" svg:x2="2.4cm" svg:y2="6.45cm" draw:start-shape="id50" draw:start-glue-point="3" draw:end-shape="id28" draw:end-glue-point="6" svg:d="M14600 4000l-12200 2450" svg:viewBox="0 0 12201 2451">
          <text:p/>
        </draw:connector>
        <draw:custom-shape draw:name="CustomShape 8_43" draw:style-name="gr127" draw:text-style-name="P26" xml:id="id51" draw:id="id51" draw:layer="layout" svg:width="2.9cm" svg:height="1.2cm" svg:x="19.4cm" svg:y="5.7cm">
          <text:p text:style-name="P25"><text:span text:style-name="T31">LigninContent</text:span></text:p>
          <text:p text:style-name="P25"><text:span text:style-name="T31">(77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9.4cm" svg:y1="6.3cm" svg:x2="2.4cm" svg:y2="6.45cm" draw:start-shape="id51" draw:start-glue-point="3" draw:end-shape="id28" draw:end-glue-point="6" svg:d="M19400 6300l-17000 150" svg:viewBox="0 0 17001 151">
          <text:p/>
        </draw:connector>
        <draw:custom-shape draw:name="CustomShape 8_44" draw:style-name="gr128" draw:text-style-name="P26" xml:id="id52" draw:id="id52" draw:layer="layout" svg:width="1.8cm" svg:height="1.2cm" svg:x="4.2cm" svg:y="15.4cm">
          <text:p text:style-name="P25"><text:span text:style-name="T31">Narea</text:span></text:p>
          <text:p text:style-name="P25"><text:span text:style-name="T31">(11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4.2cm" svg:y1="16cm" svg:x2="1.9cm" svg:y2="12.25cm" draw:start-shape="id52" draw:start-glue-point="3" draw:end-shape="id31" draw:end-glue-point="1" svg:d="M4200 16000l-2300-3750" svg:viewBox="0 0 2301 3751">
          <text:p/>
        </draw:connector>
        <draw:custom-shape draw:name="CustomShape 8_45" draw:style-name="gr123" draw:text-style-name="P26" xml:id="id54" draw:id="id54" draw:layer="layout" svg:width="2.2cm" svg:height="1.2cm" svg:x="13.5cm" svg:y="16.7cm">
          <text:p text:style-name="P25"><text:span text:style-name="T31">Vmax298</text:span></text:p>
          <text:p text:style-name="P25"><text:span text:style-name="T31">(53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_46" draw:style-name="gr123" draw:text-style-name="P26" xml:id="id53" draw:id="id53" draw:layer="layout" svg:width="2.2cm" svg:height="1.2cm" svg:x="16.2cm" svg:y="16.7cm">
          <text:p text:style-name="P25"><text:span text:style-name="T31">Jmax298</text:span></text:p>
          <text:p text:style-name="P25"><text:span text:style-name="T31">(62%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108" draw:text-style-name="P37" draw:layer="layout" draw:type="line" svg:x1="16.2cm" svg:y1="17.3cm" svg:x2="15.7cm" svg:y2="17.3cm" draw:start-shape="id53" draw:start-glue-point="3" draw:end-shape="id54" draw:end-glue-point="1" svg:d="M16200 17300h-500" svg:viewBox="0 0 501 1">
          <text:p/>
        </draw:connector>
        <draw:connector draw:style-name="gr108" draw:text-style-name="P37" draw:layer="layout" draw:type="line" svg:x1="13.5cm" svg:y1="17.3cm" svg:x2="6cm" svg:y2="16cm" draw:start-shape="id54" draw:start-glue-point="3" draw:end-shape="id52" draw:end-glue-point="1" svg:d="M13500 17300l-7500-1300" svg:viewBox="0 0 7501 1301">
          <text:p/>
        </draw:connector>
        <draw:connector draw:style-name="gr108" draw:text-style-name="P37" draw:layer="layout" draw:type="line" svg:x1="13.5cm" svg:y1="17.324cm" svg:x2="4.1cm" svg:y2="8.5cm" draw:end-shape="id27" draw:end-glue-point="2" svg:d="M13500 17324l-9400-8824" svg:viewBox="0 0 9401 8825">
          <text:p/>
        </draw:connector>
        <presentation:notes draw:style-name="dp2">
          <draw:page-thumbnail draw:style-name="gr10" draw:layer="layout" svg:width="19.798cm" svg:height="11.136cm" svg:x="0.6cm" svg:y="2.257cm" draw:page-number="1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DejaVu Sans" svg:font-family="'DejaVu Sans'"/>
    <style:font-face style:name="MS Mincho" svg:font-family="'MS Mincho'"/>
    <style:font-face style:name="Symbol1" svg:font-family="Symbol"/>
    <style:font-face style:name="Times New Roman1" svg:font-family="'Times New Roman'"/>
    <style:font-face style:name="Calibri" svg:font-family="Calibri" style:font-pitch="variable"/>
    <style:font-face style:name="DejaVu Sans1" svg:font-family="'DejaVu Sans'" style:font-pitch="variable"/>
    <style:font-face style:name="Liberation Sans" svg:font-family="'Liberation Sans'" style:font-pitch="variable"/>
    <style:font-face style:name="Lohit Devanagari" svg:font-family="'Lohit Devanagari'" style:font-pitch="variable"/>
    <style:font-face style:name="MS Mincho1" svg:font-family="'MS Mincho'" style:font-pitch="variable"/>
    <style:font-face style:name="Noto Sans CJK SC" svg:font-family="'Noto Sans CJK SC'" style:font-pitch="variable"/>
    <style:font-face style:name="Symbol" svg:font-family="Symbol" style:font-pitch="variable"/>
    <style:font-face style:name="Times New Roman" svg:font-family="'Times New Roman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2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0" draw:border="0%"/>
    <draw:gradient draw:name="Emplenat_20_blau" draw:display-name="Emplenat blau" draw:style="linear" draw:start-color="#729fcf" draw:end-color="#355269" draw:start-intensity="100%" draw:end-intensity="100%" draw:angle="300" draw:border="0%"/>
    <draw:gradient draw:name="Emplenat_20_groc" draw:display-name="Emplenat groc" draw:style="linear" draw:start-color="#ffde59" draw:end-color="#b47804" draw:start-intensity="100%" draw:end-intensity="100%" draw:angle="300" draw:border="0%"/>
    <draw:gradient draw:name="Emplenat_20_verd" draw:display-name="Emplenat verd" draw:style="linear" draw:start-color="#77bc65" draw:end-color="#127622" draw:start-intensity="100%" draw:end-intensity="100%" draw:angle="300" draw:border="0%"/>
    <draw:gradient draw:name="Emplenat_20_vermell" draw:display-name="Emplenat vermell" draw:style="linear" draw:start-color="#ff6d6d" draw:end-color="#c9211e" draw:start-intensity="100%" draw:end-intensity="100%" draw:angle="300" draw:border="0%"/>
    <draw:gradient draw:name="Form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300 300" svg:d="M150 0l150 300h-300z"/>
    <draw:marker draw:name="msArrowStealthEnd_20_5" draw:display-name="msArrowStealthEnd 5" svg:viewBox="0 0 300 300" svg:d="M150 0l150 300-150-120-150 120z"/>
    <draw:stroke-dash draw:name="Dashed_20__28_var_29__20_4" draw:display-name="Dashed (var) 4" draw:style="rect" draw:dots1="1" draw:dots1-length="400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vermell"/>
      <style:text-properties fo:color="#ffffff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1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35cm" svg:height="7.575cm" svg:x="1.324cm" svg:y="2.485cm"/>
      <draw:page-thumbnail draw:layer="backgroundobjects" svg:width="8.35cm" svg:height="7.575cm" svg:x="1.324cm" svg:y="11.061cm"/>
      <draw:page-thumbnail draw:layer="backgroundobjects" svg:width="8.35cm" svg:height="7.575cm" svg:x="1.324cm" svg:y="19.637cm"/>
      <draw:page-thumbnail draw:layer="backgroundobjects" svg:width="8.35cm" svg:height="7.575cm" svg:x="11.324cm" svg:y="2.485cm"/>
      <draw:page-thumbnail draw:layer="backgroundobjects" svg:width="8.35cm" svg:height="7.575cm" svg:x="11.324cm" svg:y="11.061cm"/>
      <draw:page-thumbnail draw:layer="backgroundobjects" svg:width="8.35cm" svg:height="7.575cm" svg:x="11.324cm" svg:y="19.637cm"/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05T15:29:55</meta:creation-date>
    <meta:initial-creator>Miquel Decaceres</meta:initial-creator>
    <dc:language>ca-ES</dc:language>
    <dc:date>2021-07-08T19:25:29.743211338</dc:date>
    <meta:editing-cycles>184</meta:editing-cycles>
    <dc:title>Presentación de PowerPoint</dc:title>
    <meta:editing-duration>P1DT14H25M5S</meta:editing-duration>
    <meta:generator>LibreOffice/6.4.7.2$Linux_X86_64 LibreOffice_project/40$Build-2</meta:generator>
    <meta:document-statistic meta:object-count="759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9</meta:user-defined>
    <meta:template xlink:type="simple" xlink:actuate="onRequest" xlink:title="Office Theme" xlink:href=""/>
  </office:meta>
</office:document-meta>
</file>